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CCCCCC" style:vertical-align="automatic" fo:background-color="transparent" style:repeat-content="false"/>
      <style:paragraph-properties fo:text-align="start" fo:margin-left="0cm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order="thin solid #CCCCCC" fo:background-color="transparent"/>
    </style:style>
    <style:style style:name="ce4" style:family="table-cell" style:parent-style-name="Default" style:data-style-name="N0">
      <style:table-cell-properties fo:border="thin solid #CCCCCC"/>
    </style:style>
    <style:style style:name="ce5" style:family="table-cell" style:parent-style-name="Default" style:data-style-name="N0">
      <style:table-cell-properties fo:border="thin solid #CCCCCC"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CCCCC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CCCCCC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42">
      <style:table-cell-properties fo:border="thin solid #CCCCCC" style:vertical-align="automatic" fo:background-color="#CFE7F5" style:repeat-content="false"/>
      <style:paragraph-properties fo:text-align="start" fo:margin-left="0cm"/>
    </style:style>
    <style:style style:name="ce9" style:family="table-cell" style:parent-style-name="Default" style:data-style-name="N36">
      <style:table-cell-properties fo:border="thin solid #CCCCCC" fo:background-color="#CFE7F5"/>
    </style:style>
    <style:style style:name="ce10" style:family="table-cell" style:parent-style-name="Default" style:data-style-name="N36">
      <style:table-cell-properties fo:border="thin solid #CCCCCC" fo:background-color="transparent"/>
    </style:style>
    <style:style style:name="ce11" style:family="table-cell" style:parent-style-name="Default" style:data-style-name="N0">
      <style:table-cell-properties fo:border="thin solid #CCCCCC" style:vertical-align="automatic" fo:background-color="#FFCCFF" style:repeat-content="false"/>
      <style:paragraph-properties fo:text-align="center"/>
    </style:style>
    <style:style style:name="ce12" style:family="table-cell" style:parent-style-name="Default" style:data-style-name="N36">
      <style:table-cell-properties fo:border="thin solid #CCCCCC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CCCCCC" fo:background-color="#CCFF99"/>
    </style:style>
    <style:style style:name="ce14" style:family="table-cell" style:parent-style-name="Default" style:data-style-name="N36">
      <style:table-cell-properties fo:border-top="thin solid #CCCCCC" fo:border-bottom="thin solid #CCCCCC" fo:border-left="none" fo:border-right="thin solid #CCCCCC" style:vertical-align="automatic" style:repeat-content="false"/>
      <style:paragraph-properties fo:text-align="center"/>
    </style:style>
    <style:style style:name="ce15" style:family="table-cell" style:parent-style-name="Default" style:data-style-name="N36">
      <style:table-cell-properties fo:border-top="thin solid #CCCCCC" fo:border-bottom="thin solid #CCCCCC" fo:border-left="none" fo:border-right="thin solid #CCCCCC"/>
    </style:style>
    <style:style style:name="ce16" style:family="table-cell" style:parent-style-name="Default" style:data-style-name="N0">
      <style:table-cell-properties fo:border-top="thin solid #CCCCCC" fo:border-bottom="thin solid #CCCCCC" fo:border-left="none" fo:border-right="thin solid #CCCCCC" fo:background-color="#CCFF99"/>
    </style:style>
    <style:style style:name="ce17" style:family="table-cell" style:parent-style-name="Default" style:data-style-name="N36">
      <style:table-cell-properties fo:border-top="thin solid #CCCCCC" fo:border-bottom="thin solid #CCCCCC" fo:border-left="none" fo:border-right="thin solid #CCCCCC" fo:background-color="#CFE7F5"/>
    </style:style>
    <style:style style:name="ce18" style:family="table-cell" style:parent-style-name="Default" style:data-style-name="N0">
      <style:table-cell-properties fo:border-top="thin solid #CCCCCC" fo:border-bottom="thin solid #CCCCCC" fo:border-left="none" fo:border-right="thin solid #CCCCCC" style:vertical-align="automatic" fo:background-color="#FFCC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CCCCCC" fo:background-color="#FFCCFF"/>
    </style:style>
    <style:style style:name="ce20" style:family="table-cell" style:parent-style-name="Default" style:data-style-name="N37">
      <style:table-cell-properties fo:border="thin solid #CCCCCC" style:vertical-align="automatic" fo:background-color="#CFE7F5" style:repeat-content="false"/>
      <style:paragraph-properties fo:text-align="start" fo:margin-left="0cm"/>
    </style:style>
    <style:style style:name="ce21" style:family="table-cell" style:parent-style-name="Default" style:data-style-name="N38">
      <style:table-cell-properties fo:border="thin solid #CCCCCC" fo:background-color="#CFE7F5"/>
    </style:style>
    <style:style style:name="ce22" style:family="table-cell" style:parent-style-name="Default" style:data-style-name="N39">
      <style:table-cell-properties fo:border="thin solid #CCCCCC" style:vertical-align="automatic" fo:background-color="#CFE7F5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CCCCCC" style:vertical-align="automatic" fo:background-color="#CFE7F5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CCCCCC" fo:background-color="#CFE7F5"/>
    </style:style>
    <style:style style:name="ce25" style:family="table-cell" style:parent-style-name="Default" style:data-style-name="N0">
      <style:table-cell-properties fo:border-top="thin solid #CCCCCC" fo:border-bottom="thin solid #000000" fo:border-left="thin solid #CCCCCC" fo:border-right="thin solid #CCCCCC" style:vertical-align="automatic" fo:background-color="#CFE7F5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CCCCCC" fo:border-bottom="thin solid #000000" fo:border-left="thin solid #CCCCCC" fo:border-right="thin solid #CCCCCC" fo:background-color="#CFE7F5"/>
    </style:style>
    <style:style style:name="ce27" style:family="table-cell" style:parent-style-name="Default" style:data-style-name="N36">
      <style:table-cell-properties fo:border-top="thin solid #CCCCCC" fo:border-bottom="thin solid #000000" fo:border-left="thin solid #CCCCCC" fo:border-right="thin solid #CCCCCC" fo:background-color="transparent"/>
    </style:style>
    <style:style style:name="ce28" style:family="table-cell" style:parent-style-name="Default" style:data-style-name="N0">
      <style:table-cell-properties fo:border-top="thin solid #CCCCCC" fo:border-bottom="thin solid #000000" fo:border-left="thin solid #CCCCCC" fo:border-right="thin solid #CCCCCC" fo:background-color="#FFCCFF"/>
    </style:style>
    <style:style style:name="ce29" style:family="table-cell" style:parent-style-name="Default" style:data-style-name="N36">
      <style:table-cell-properties fo:border-top="thin solid #CCCCCC" fo:border-bottom="thin solid #000000" fo:border-left="thin solid #CCCCCC" fo:border-right="thin solid #CCCCCC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CCCCCC" fo:border-bottom="thin solid #000000" fo:border-left="thin solid #CCCCCC" fo:border-right="thin solid #CCCCCC" fo:background-color="#CCFF99"/>
    </style:style>
    <style:style style:name="ce31" style:family="table-cell" style:parent-style-name="Default" style:data-style-name="N0">
      <style:table-cell-properties fo:border-top="none" fo:border-bottom="thin solid #CCCCCC" fo:border-left="thin solid #CCCCCC" fo:border-right="thin solid #CCCCCC" style:vertical-align="automatic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none" fo:border-bottom="thin solid #CCCCCC" fo:border-left="thin solid #CCCCCC" fo:border-right="thin solid #CCCCCC" fo:background-color="transparent"/>
    </style:style>
    <style:style style:name="ce33" style:family="table-cell" style:parent-style-name="Default" style:data-style-name="N36">
      <style:table-cell-properties fo:border-top="none" fo:border-bottom="thin solid #CCCCCC" fo:border-left="thin solid #CCCCCC" fo:border-right="thin solid #CCCCCC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CCCCCC" fo:border-left="thin solid #CCCCCC" fo:border-right="thin solid #CCCCCC" fo:background-color="#CCFF99"/>
    </style:style>
    <style:style style:name="ce35" style:family="table-cell" style:parent-style-name="Default" style:data-style-name="N36">
      <style:table-cell-properties fo:border="thin solid #CCCCC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CCCCCC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40">
      <style:table-cell-properties fo:border="thin solid #CCCCC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41">
      <style:table-cell-properties fo:border="thin solid #CCCCC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19">
      <style:table-cell-properties fo:border="thin solid #CCCCCC" style:vertical-align="automatic" fo:background-color="#CFE7F5" style:repeat-content="false"/>
      <style:paragraph-properties fo:text-align="start" fo:margin-left="0cm"/>
    </style:style>
    <style:style style:name="ce40" style:family="table-cell" style:parent-style-name="Default" style:data-style-name="N25">
      <style:table-cell-properties fo:border="thin solid #CCCCCC" fo:background-color="#CFE7F5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14.287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7"/>
        <table:table-column table:style-name="co1" table:number-columns-repeated="8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05" table:default-cell-style-name="ce3"/>
        <table:table-column table:style-name="co1" table:default-cell-style-name="ce4"/>
        <table:table-column table:style-name="co5" table:number-columns-repeated="2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rojekttagebuch Team 18</text:p>
          </table:table-cell>
          <table:table-cell table:number-columns-repeated="1020" table:style-name="ce3"/>
          <table:table-cell table:number-columns-repeated="15363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6">
            <text:p>Beginn</text:p>
          </table:table-cell>
          <table:table-cell office:value-type="string" table:style-name="ce6">
            <text:p>Ende</text:p>
          </table:table-cell>
          <table:table-cell office:value-type="string" table:style-name="ce6">
            <text:p>Dauer</text:p>
          </table:table-cell>
          <table:table-cell office:value-type="string" table:style-name="ce6">
            <text:p>wer hat teilgenommen?</text:p>
          </table:table-cell>
          <table:table-cell table:number-columns-repeated="4" table:style-name="ce6"/>
          <table:table-cell office:value-type="string" table:style-name="ce6">
            <text:p>Einzelzeit</text:p>
          </table:table-cell>
          <table:table-cell table:number-columns-repeated="4" table:style-name="ce6"/>
          <table:table-cell office:value-type="string" table:style-name="ce6">
            <text:p>Dauer gesamt</text:p>
          </table:table-cell>
          <table:table-cell office:value-type="string" table:style-name="ce6">
            <text:p>Beschreibung</text:p>
          </table:table-cell>
          <table:table-cell table:number-columns-repeated="16368"/>
        </table:table-row>
        <table:table-row table:style-name="ro2">
          <table:table-cell table:style-name="ce5"/>
          <table:table-cell table:number-columns-repeated="3" table:style-name="ce6"/>
          <table:table-cell office:value-type="string" table:style-name="ce6">
            <text:p>Anna</text:p>
          </table:table-cell>
          <table:table-cell office:value-type="string" table:style-name="ce6">
            <text:p>Leo</text:p>
          </table:table-cell>
          <table:table-cell office:value-type="string" table:style-name="ce6">
            <text:p>Leon</text:p>
          </table:table-cell>
          <table:table-cell office:value-type="string" table:style-name="ce6">
            <text:p>Lucas</text:p>
          </table:table-cell>
          <table:table-cell office:value-type="string" table:style-name="ce6">
            <text:p>Manu</text:p>
          </table:table-cell>
          <table:table-cell office:value-type="string" table:style-name="ce6">
            <text:p>Anna</text:p>
          </table:table-cell>
          <table:table-cell office:value-type="string" table:style-name="ce6">
            <text:p>Leo</text:p>
          </table:table-cell>
          <table:table-cell office:value-type="string" table:style-name="ce6">
            <text:p>Leon</text:p>
          </table:table-cell>
          <table:table-cell office:value-type="string" table:style-name="ce6">
            <text:p>Lucas</text:p>
          </table:table-cell>
          <table:table-cell office:value-type="string" table:style-name="ce6">
            <text:p>Manu</text:p>
          </table:table-cell>
          <table:table-cell table:number-columns-repeated="2" table:style-name="ce6"/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office:value-type="date" office:date-value="2021-11-30T00:00:00" table:style-name="ce8">
            <text:p>30.11.21</text:p>
          </table:table-cell>
          <table:table-cell office:value-type="time" office:time-value="PT12H0M0S" table:style-name="ce9">
            <text:p>12:00</text:p>
          </table:table-cell>
          <table:table-cell office:value-type="time" office:time-value="PT13H0M0S" table:style-name="ce9">
            <text:p>13:00</text:p>
          </table:table-cell>
          <table:table-cell office:value-type="time" office:time-value="PT1H0M0S" table:formula="of:=[.C5]-[.B5]" table:style-name="ce10">
            <text:p>01:0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time" office:time-value="PT1H0M0S" table:formula="of:=IF([.E5]=&quot;x&quot;;[.$D5];&quot; &quot;)" table:style-name="ce12">
            <text:p>01:00</text:p>
          </table:table-cell>
          <table:table-cell office:value-type="time" office:time-value="PT1H0M0S" table:formula="of:=IF([.F5]=&quot;x&quot;;[.$D5];&quot; &quot;)" table:style-name="ce12">
            <text:p>01:00</text:p>
          </table:table-cell>
          <table:table-cell office:value-type="time" office:time-value="PT1H0M0S" table:formula="of:=IF([.G5]=&quot;x&quot;;[.$D5];&quot; &quot;)" table:style-name="ce12">
            <text:p>01:00</text:p>
          </table:table-cell>
          <table:table-cell office:value-type="string" office:string-value=" " table:formula="of:=IF([.H5]=&quot;x&quot;;[.$D5];&quot; &quot;)" table:style-name="ce12">
            <text:p><text:s/></text:p>
          </table:table-cell>
          <table:table-cell office:value-type="time" office:time-value="PT1H0M0S" table:formula="of:=IF([.I5]=&quot;x&quot;;[.$D5];&quot; &quot;)" table:style-name="ce12">
            <text:p>01:00</text:p>
          </table:table-cell>
          <table:table-cell office:value-type="time" office:time-value="PT4H0M0S" table:formula="of:=COUNTIFS([.D5:.I5];&quot;x&quot;)*[.D5]" table:style-name="ce10">
            <text:p>04:00</text:p>
          </table:table-cell>
          <table:table-cell office:value-type="string" table:style-name="ce13">
            <text:p>Erstes treffen, Orga</text:p>
          </table:table-cell>
          <table:table-cell table:number-columns-repeated="16368"/>
        </table:table-row>
        <table:table-row table:style-name="ro3">
          <table:table-cell office:value-type="date" office:date-value="2021-11-30T00:00:00" table:style-name="ce8">
            <text:p>30.11.21</text:p>
          </table:table-cell>
          <table:table-cell office:value-type="time" office:time-value="PT15H0M0S" table:style-name="ce9">
            <text:p>15:00</text:p>
          </table:table-cell>
          <table:table-cell office:value-type="time" office:time-value="PT16H0M0S" table:style-name="ce9">
            <text:p>16:00</text:p>
          </table:table-cell>
          <table:table-cell office:value-type="time" office:time-value="PT1H0M0S" table:formula="of:=[.C6]-[.B6]" table:style-name="ce10">
            <text:p>01:0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time" office:time-value="PT1H0M0S" table:formula="of:=IF([.E6]=&quot;x&quot;;[.$D6];&quot; &quot;)" table:style-name="ce12">
            <text:p>01:00</text:p>
          </table:table-cell>
          <table:table-cell office:value-type="time" office:time-value="PT1H0M0S" table:formula="of:=IF([.F6]=&quot;x&quot;;[.$D6];&quot; &quot;)" table:style-name="ce12">
            <text:p>01:00</text:p>
          </table:table-cell>
          <table:table-cell office:value-type="time" office:time-value="PT1H0M0S" table:formula="of:=IF([.G6]=&quot;x&quot;;[.$D6];&quot; &quot;)" table:style-name="ce12">
            <text:p>01:00</text:p>
          </table:table-cell>
          <table:table-cell office:value-type="string" office:string-value=" " table:formula="of:=IF([.H6]=&quot;x&quot;;[.$D6];&quot; &quot;)" table:style-name="ce12">
            <text:p><text:s/></text:p>
          </table:table-cell>
          <table:table-cell office:value-type="time" office:time-value="PT1H0M0S" table:formula="of:=IF([.I6]=&quot;x&quot;;[.$D6];&quot; &quot;)" table:style-name="ce12">
            <text:p>01:00</text:p>
          </table:table-cell>
          <table:table-cell office:value-type="time" office:time-value="PT4H0M0S" table:formula="of:=COUNTIFS([.D6:.I6];&quot;x&quot;)*[.D6]" table:style-name="ce10">
            <text:p>04:00</text:p>
          </table:table-cell>
          <table:table-cell office:value-type="string" table:style-name="ce13">
            <text:p>Meilenstein1 zusammen anfangen</text:p>
          </table:table-cell>
          <table:table-cell table:number-columns-repeated="16368"/>
        </table:table-row>
        <table:table-row table:style-name="ro4">
          <table:table-cell office:value-type="date" office:date-value="2021-12-04T00:00:00" table:style-name="ce8">
            <text:p>4.12.21</text:p>
          </table:table-cell>
          <table:table-cell office:value-type="time" office:time-value="PT14H0M0S" table:style-name="ce9">
            <text:p>14:00</text:p>
          </table:table-cell>
          <table:table-cell office:value-type="time" office:time-value="PT16H15M0S" table:style-name="ce9">
            <text:p>16:15</text:p>
          </table:table-cell>
          <table:table-cell office:value-type="time" office:time-value="PT2H15M0S" table:formula="of:=[.C7]-[.B7]" table:style-name="ce10">
            <text:p>02:15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office:value-type="string" office:string-value=" " table:formula="of:=IF([.E7]=&quot;x&quot;;[.$D7];&quot; &quot;)" table:style-name="ce12">
            <text:p><text:s/></text:p>
          </table:table-cell>
          <table:table-cell office:value-type="string" office:string-value=" " table:formula="of:=IF([.F7]=&quot;x&quot;;[.$D7];&quot; &quot;)" table:style-name="ce12">
            <text:p><text:s/></text:p>
          </table:table-cell>
          <table:table-cell office:value-type="string" office:string-value=" " table:formula="of:=IF([.G7]=&quot;x&quot;;[.$D7];&quot; &quot;)" table:style-name="ce12">
            <text:p><text:s/></text:p>
          </table:table-cell>
          <table:table-cell office:value-type="time" office:time-value="PT2H15M0S" table:formula="of:=IF([.H7]=&quot;x&quot;;[.$D7];&quot; &quot;)" table:style-name="ce12">
            <text:p>02:15</text:p>
          </table:table-cell>
          <table:table-cell office:value-type="string" office:string-value=" " table:formula="of:=IF([.I7]=&quot;x&quot;;[.$D7];&quot; &quot;)" table:style-name="ce12">
            <text:p><text:s/></text:p>
          </table:table-cell>
          <table:table-cell office:value-type="time" office:time-value="PT2H15M0S" table:formula="of:=COUNTIFS([.D7:.I7];&quot;x&quot;)*[.D7]" table:style-name="ce10">
            <text:p>02:15</text:p>
          </table:table-cell>
          <table:table-cell office:value-type="string" table:style-name="ce13">
            <text:p>Fachwissen definieren</text:p>
          </table:table-cell>
          <table:table-cell table:number-columns-repeated="16368"/>
        </table:table-row>
        <table:table-row table:style-name="ro3">
          <table:table-cell office:value-type="date" office:date-value="2021-12-05T00:00:00" table:style-name="ce8">
            <text:p>5.12.21</text:p>
          </table:table-cell>
          <table:table-cell office:value-type="time" office:time-value="PT9H0M0S" table:style-name="ce9">
            <text:p>09:00</text:p>
          </table:table-cell>
          <table:table-cell office:value-type="time" office:time-value="PT11H0M0S" table:style-name="ce9">
            <text:p>11:00</text:p>
          </table:table-cell>
          <table:table-cell office:value-type="time" office:time-value="PT2H0M0S" table:formula="of:=[.C8]-[.B8]" table:style-name="ce10">
            <text:p>02:00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office:string-value=" " table:formula="of:=IF([.E8]=&quot;x&quot;;[.$D8];&quot; &quot;)" table:style-name="ce12">
            <text:p><text:s/></text:p>
          </table:table-cell>
          <table:table-cell office:value-type="time" office:time-value="PT2H0M0S" table:formula="of:=IF([.F8]=&quot;x&quot;;[.$D8];&quot; &quot;)" table:style-name="ce12">
            <text:p>02:00</text:p>
          </table:table-cell>
          <table:table-cell office:value-type="string" office:string-value=" " table:formula="of:=IF([.G8]=&quot;x&quot;;[.$D8];&quot; &quot;)" table:style-name="ce12">
            <text:p><text:s/></text:p>
          </table:table-cell>
          <table:table-cell office:value-type="string" office:string-value=" " table:formula="of:=IF([.H8]=&quot;x&quot;;[.$D8];&quot; &quot;)" table:style-name="ce12">
            <text:p><text:s/></text:p>
          </table:table-cell>
          <table:table-cell office:value-type="string" office:string-value=" " table:formula="of:=IF([.I8]=&quot;x&quot;;[.$D8];&quot; &quot;)" table:style-name="ce12">
            <text:p><text:s/></text:p>
          </table:table-cell>
          <table:table-cell office:value-type="time" office:time-value="PT2H0M0S" table:formula="of:=COUNTIFS([.D8:.I8];&quot;x&quot;)*[.D8]" table:style-name="ce10">
            <text:p>02:00</text:p>
          </table:table-cell>
          <table:table-cell office:value-type="string" table:style-name="ce13">
            <text:p>Korrektur Pflichtenheft</text:p>
          </table:table-cell>
          <table:table-cell table:number-columns-repeated="16368"/>
        </table:table-row>
        <table:table-row table:style-name="ro3">
          <table:table-cell office:value-type="date" office:date-value="2021-12-05T00:00:00" table:style-name="ce8">
            <text:p>5.12.21</text:p>
          </table:table-cell>
          <table:table-cell office:value-type="time" office:time-value="PT22H0M0S" table:style-name="ce9">
            <text:p>22:00</text:p>
          </table:table-cell>
          <table:table-cell office:value-type="time" office:time-value="PT23H20M0S" table:style-name="ce9">
            <text:p>23:20</text:p>
          </table:table-cell>
          <table:table-cell office:value-type="time" office:time-value="PT1H20M0S" table:formula="of:=[.C9]-[.B9]" table:style-name="ce10">
            <text:p>01:20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office:string-value=" " table:formula="of:=IF([.E9]=&quot;x&quot;;[.$D9];&quot; &quot;)" table:style-name="ce12">
            <text:p><text:s/></text:p>
          </table:table-cell>
          <table:table-cell office:value-type="string" office:string-value=" " table:formula="of:=IF([.F9]=&quot;x&quot;;[.$D9];&quot; &quot;)" table:style-name="ce12">
            <text:p><text:s/></text:p>
          </table:table-cell>
          <table:table-cell office:value-type="time" office:time-value="PT1H20M0S" table:formula="of:=IF([.G9]=&quot;x&quot;;[.$D9];&quot; &quot;)" table:style-name="ce12">
            <text:p>01:20</text:p>
          </table:table-cell>
          <table:table-cell office:value-type="string" office:string-value=" " table:formula="of:=IF([.H9]=&quot;x&quot;;[.$D9];&quot; &quot;)" table:style-name="ce12">
            <text:p><text:s/></text:p>
          </table:table-cell>
          <table:table-cell office:value-type="string" office:string-value=" " table:formula="of:=IF([.I9]=&quot;x&quot;;[.$D9];&quot; &quot;)" table:style-name="ce12">
            <text:p><text:s/></text:p>
          </table:table-cell>
          <table:table-cell office:value-type="time" office:time-value="PT1H20M0S" table:formula="of:=COUNTIFS([.D9:.I9];&quot;x&quot;)*[.D9]" table:style-name="ce10">
            <text:p>01:20</text:p>
          </table:table-cell>
          <table:table-cell office:value-type="string" table:style-name="ce13">
            <text:p>verschiedene Bugs im Projekt gefixt</text:p>
          </table:table-cell>
          <table:table-cell table:number-columns-repeated="16368"/>
        </table:table-row>
        <table:table-row table:style-name="ro3">
          <table:table-cell office:value-type="date" office:date-value="2021-12-06T00:00:00" table:style-name="ce8">
            <text:p>6.12.21</text:p>
          </table:table-cell>
          <table:table-cell office:value-type="time" office:time-value="PT13H30M0S" table:style-name="ce9">
            <text:p>13:30</text:p>
          </table:table-cell>
          <table:table-cell office:value-type="time" office:time-value="PT17H0M0S" table:style-name="ce9">
            <text:p>17:00</text:p>
          </table:table-cell>
          <table:table-cell office:value-type="time" office:time-value="PT3H30M0S" table:formula="of:=[.C10]-[.B10]" table:style-name="ce10">
            <text:p>03:30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time" office:time-value="PT3H30M0S" table:formula="of:=IF([.E10]=&quot;x&quot;;[.$D10];&quot; &quot;)" table:style-name="ce12">
            <text:p>03:30</text:p>
          </table:table-cell>
          <table:table-cell office:value-type="string" office:string-value=" " table:formula="of:=IF([.F10]=&quot;x&quot;;[.$D10];&quot; &quot;)" table:style-name="ce12">
            <text:p><text:s/></text:p>
          </table:table-cell>
          <table:table-cell office:value-type="string" office:string-value=" " table:formula="of:=IF([.G10]=&quot;x&quot;;[.$D10];&quot; &quot;)" table:style-name="ce12">
            <text:p><text:s/></text:p>
          </table:table-cell>
          <table:table-cell office:value-type="string" office:string-value=" " table:formula="of:=IF([.H10]=&quot;x&quot;;[.$D10];&quot; &quot;)" table:style-name="ce12">
            <text:p><text:s/></text:p>
          </table:table-cell>
          <table:table-cell office:value-type="time" office:time-value="PT3H30M0S" table:formula="of:=IF([.I10]=&quot;x&quot;;[.$D10];&quot; &quot;)" table:style-name="ce12">
            <text:p>03:30</text:p>
          </table:table-cell>
          <table:table-cell office:value-type="time" office:time-value="PT7H0M0S" table:formula="of:=COUNTIFS([.D10:.I10];&quot;x&quot;)*[.D10]" table:style-name="ce10">
            <text:p>07:00</text:p>
          </table:table-cell>
          <table:table-cell office:value-type="string" table:style-name="ce13">
            <text:p>User Guide für Messe</text:p>
          </table:table-cell>
          <table:table-cell table:number-columns-repeated="16368"/>
        </table:table-row>
        <table:table-row table:style-name="ro3">
          <table:table-cell office:value-type="date" office:date-value="2021-12-06T00:00:00" table:style-name="ce8">
            <text:p>6.12.21</text:p>
          </table:table-cell>
          <table:table-cell office:value-type="time" office:time-value="PT18H10M0S" table:style-name="ce9">
            <text:p>18:10</text:p>
          </table:table-cell>
          <table:table-cell office:value-type="time" office:time-value="PT21H10M0S" table:style-name="ce9">
            <text:p>21:10</text:p>
          </table:table-cell>
          <table:table-cell office:value-type="time" office:time-value="PT3H0M0S" table:formula="of:=[.C11]-[.B11]" table:style-name="ce10">
            <text:p>03:00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office:string-value=" " table:formula="of:=IF([.E11]=&quot;x&quot;;[.$D11];&quot; &quot;)" table:style-name="ce12">
            <text:p><text:s/></text:p>
          </table:table-cell>
          <table:table-cell office:value-type="string" office:string-value=" " table:formula="of:=IF([.F11]=&quot;x&quot;;[.$D11];&quot; &quot;)" table:style-name="ce12">
            <text:p><text:s/></text:p>
          </table:table-cell>
          <table:table-cell office:value-type="time" office:time-value="PT3H0M0S" table:formula="of:=IF([.G11]=&quot;x&quot;;[.$D11];&quot; &quot;)" table:style-name="ce12">
            <text:p>03:00</text:p>
          </table:table-cell>
          <table:table-cell office:value-type="string" office:string-value=" " table:formula="of:=IF([.H11]=&quot;x&quot;;[.$D11];&quot; &quot;)" table:style-name="ce12">
            <text:p><text:s/></text:p>
          </table:table-cell>
          <table:table-cell office:value-type="string" office:string-value=" " table:formula="of:=IF([.I11]=&quot;x&quot;;[.$D11];&quot; &quot;)" table:style-name="ce12">
            <text:p><text:s/></text:p>
          </table:table-cell>
          <table:table-cell office:value-type="time" office:time-value="PT3H0M0S" table:formula="of:=COUNTIFS([.D11:.I11];&quot;x&quot;)*[.D11]" table:style-name="ce10">
            <text:p>03:00</text:p>
          </table:table-cell>
          <table:table-cell office:value-type="string" table:style-name="ce13">
            <text:p>Hauswahl Screen angelegt</text:p>
          </table:table-cell>
          <table:table-cell table:number-columns-repeated="16368"/>
        </table:table-row>
        <table:table-row table:style-name="ro3">
          <table:table-cell office:value-type="date" office:date-value="2021-12-06T00:00:00" table:style-name="ce8">
            <text:p>6.12.21</text:p>
          </table:table-cell>
          <table:table-cell office:value-type="time" office:time-value="PT18H0M0S" table:style-name="ce9">
            <text:p>18:00</text:p>
          </table:table-cell>
          <table:table-cell office:value-type="time" office:time-value="PT19H0M0S" table:style-name="ce9">
            <text:p>19:00</text:p>
          </table:table-cell>
          <table:table-cell office:value-type="time" office:time-value="PT1H0M0S" table:formula="of:=[.C12]-[.B12]" table:style-name="ce10">
            <text:p>01:00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office:value-type="time" office:time-value="PT1H0M0S" table:formula="of:=IF([.E12]=&quot;x&quot;;[.$D12];&quot; &quot;)" table:style-name="ce12">
            <text:p>01:00</text:p>
          </table:table-cell>
          <table:table-cell office:value-type="string" office:string-value=" " table:formula="of:=IF([.F12]=&quot;x&quot;;[.$D12];&quot; &quot;)" table:style-name="ce12">
            <text:p><text:s/></text:p>
          </table:table-cell>
          <table:table-cell office:value-type="string" office:string-value=" " table:formula="of:=IF([.G12]=&quot;x&quot;;[.$D12];&quot; &quot;)" table:style-name="ce12">
            <text:p><text:s/></text:p>
          </table:table-cell>
          <table:table-cell office:value-type="string" office:string-value=" " table:formula="of:=IF([.H12]=&quot;x&quot;;[.$D12];&quot; &quot;)" table:style-name="ce12">
            <text:p><text:s/></text:p>
          </table:table-cell>
          <table:table-cell office:value-type="string" office:string-value=" " table:formula="of:=IF([.I12]=&quot;x&quot;;[.$D12];&quot; &quot;)" table:style-name="ce12">
            <text:p><text:s/></text:p>
          </table:table-cell>
          <table:table-cell office:value-type="time" office:time-value="PT1H0M0S" table:formula="of:=COUNTIFS([.D12:.I12];&quot;x&quot;)*[.D12]" table:style-name="ce10">
            <text:p>01:00</text:p>
          </table:table-cell>
          <table:table-cell office:value-type="string" table:style-name="ce13">
            <text:p>Fachwissen fertigstellen</text:p>
          </table:table-cell>
          <table:table-cell table:number-columns-repeated="16368"/>
        </table:table-row>
        <table:table-row table:style-name="ro3">
          <table:table-cell office:value-type="date" office:date-value="2021-12-06T00:00:00" table:style-name="ce8">
            <text:p>6.12.21</text:p>
          </table:table-cell>
          <table:table-cell office:value-type="time" office:time-value="PT21H0M0S" table:style-name="ce9">
            <text:p>21:00</text:p>
          </table:table-cell>
          <table:table-cell office:value-type="time" office:time-value="PT22H15M0S" table:style-name="ce9">
            <text:p>22:15</text:p>
          </table:table-cell>
          <table:table-cell office:value-type="time" office:time-value="PT1H15M0S" table:formula="of:=[.C13]-[.B13]" table:style-name="ce10">
            <text:p>01:15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time" office:time-value="PT1H15M0S" table:formula="of:=IF([.E13]=&quot;x&quot;;[.$D13];&quot; &quot;)" table:style-name="ce12">
            <text:p>01:15</text:p>
          </table:table-cell>
          <table:table-cell office:value-type="string" office:string-value=" " table:formula="of:=IF([.F13]=&quot;x&quot;;[.$D13];&quot; &quot;)" table:style-name="ce12">
            <text:p><text:s/></text:p>
          </table:table-cell>
          <table:table-cell office:value-type="string" office:string-value=" " table:formula="of:=IF([.G13]=&quot;x&quot;;[.$D13];&quot; &quot;)" table:style-name="ce12">
            <text:p><text:s/></text:p>
          </table:table-cell>
          <table:table-cell office:value-type="string" office:string-value=" " table:formula="of:=IF([.H13]=&quot;x&quot;;[.$D13];&quot; &quot;)" table:style-name="ce12">
            <text:p><text:s/></text:p>
          </table:table-cell>
          <table:table-cell office:value-type="time" office:time-value="PT1H15M0S" table:formula="of:=IF([.I13]=&quot;x&quot;;[.$D13];&quot; &quot;)" table:style-name="ce12">
            <text:p>01:15</text:p>
          </table:table-cell>
          <table:table-cell office:value-type="time" office:time-value="PT2H30M0S" table:formula="of:=COUNTIFS([.D13:.I13];&quot;x&quot;)*[.D13]" table:style-name="ce10">
            <text:p>02:30</text:p>
          </table:table-cell>
          <table:table-cell office:value-type="string" table:style-name="ce13">
            <text:p>Sequenz,Zustandsdiagramme</text:p>
          </table:table-cell>
          <table:table-cell table:number-columns-repeated="16368"/>
        </table:table-row>
        <table:table-row table:style-name="ro3">
          <table:table-cell office:value-type="date" office:date-value="2021-12-06T00:00:00" table:style-name="ce8">
            <text:p>6.12.21</text:p>
          </table:table-cell>
          <table:table-cell office:value-type="time" office:time-value="PT22H30M0S" table:style-name="ce9">
            <text:p>22:30</text:p>
          </table:table-cell>
          <table:table-cell office:value-type="time" office:time-value="PT24H0M0S" table:style-name="ce9">
            <text:p>00:00</text:p>
          </table:table-cell>
          <table:table-cell office:value-type="time" office:time-value="PT1H30M0S" table:formula="of:=[.C14]-[.B14]" table:style-name="ce10">
            <text:p>01:30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office:string-value=" " table:formula="of:=IF([.E14]=&quot;x&quot;;[.$D14];&quot; &quot;)" table:style-name="ce12">
            <text:p><text:s/></text:p>
          </table:table-cell>
          <table:table-cell office:value-type="string" office:string-value=" " table:formula="of:=IF([.F14]=&quot;x&quot;;[.$D14];&quot; &quot;)" table:style-name="ce12">
            <text:p><text:s/></text:p>
          </table:table-cell>
          <table:table-cell office:value-type="time" office:time-value="PT1H30M0S" table:formula="of:=IF([.G14]=&quot;x&quot;;[.$D14];&quot; &quot;)" table:style-name="ce12">
            <text:p>01:30</text:p>
          </table:table-cell>
          <table:table-cell office:value-type="string" office:string-value=" " table:formula="of:=IF([.H14]=&quot;x&quot;;[.$D14];&quot; &quot;)" table:style-name="ce12">
            <text:p><text:s/></text:p>
          </table:table-cell>
          <table:table-cell office:value-type="string" office:string-value=" " table:formula="of:=IF([.I14]=&quot;x&quot;;[.$D14];&quot; &quot;)" table:style-name="ce12">
            <text:p><text:s/></text:p>
          </table:table-cell>
          <table:table-cell office:value-type="time" office:time-value="PT1H30M0S" table:formula="of:=COUNTIFS([.D14:.I14];&quot;x&quot;)*[.D14]" table:style-name="ce10">
            <text:p>01:30</text:p>
          </table:table-cell>
          <table:table-cell office:value-type="string" table:style-name="ce13">
            <text:p>Fertigstellen des zweiten Meilensteines</text:p>
          </table:table-cell>
          <table:table-cell table:number-columns-repeated="16368"/>
        </table:table-row>
        <table:table-row table:style-name="ro3">
          <table:table-cell office:value-type="date" office:date-value="2021-12-07T00:00:00" table:style-name="ce8">
            <text:p>7.12.21</text:p>
          </table:table-cell>
          <table:table-cell office:value-type="time" office:time-value="PT10H10M0S" table:style-name="ce9">
            <text:p>10:10</text:p>
          </table:table-cell>
          <table:table-cell office:value-type="time" office:time-value="PT12H30M0S" table:style-name="ce9">
            <text:p>12:30</text:p>
          </table:table-cell>
          <table:table-cell office:value-type="time" office:time-value="PT2H20M0S" table:formula="of:=[.C15]-[.B15]" table:style-name="ce10">
            <text:p>02:20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office:string-value=" " table:formula="of:=IF([.E15]=&quot;x&quot;;[.$D15];&quot; &quot;)" table:style-name="ce12">
            <text:p><text:s/></text:p>
          </table:table-cell>
          <table:table-cell office:value-type="time" office:time-value="PT2H20M0S" table:formula="of:=IF([.F15]=&quot;x&quot;;[.$D15];&quot; &quot;)" table:style-name="ce12">
            <text:p>02:20</text:p>
          </table:table-cell>
          <table:table-cell office:value-type="string" office:string-value=" " table:formula="of:=IF([.G15]=&quot;x&quot;;[.$D15];&quot; &quot;)" table:style-name="ce12">
            <text:p><text:s/></text:p>
          </table:table-cell>
          <table:table-cell office:value-type="time" office:time-value="PT2H20M0S" table:formula="of:=IF([.H15]=&quot;x&quot;;[.$D15];&quot; &quot;)" table:style-name="ce12">
            <text:p>02:20</text:p>
          </table:table-cell>
          <table:table-cell office:value-type="time" office:time-value="PT2H20M0S" table:formula="of:=IF([.I15]=&quot;x&quot;;[.$D15];&quot; &quot;)" table:style-name="ce12">
            <text:p>02:20</text:p>
          </table:table-cell>
          <table:table-cell office:value-type="time" office:time-value="PT7H0M0S" table:formula="of:=COUNTIFS([.D15:.I15];&quot;x&quot;)*[.D15]" table:style-name="ce10">
            <text:p>07:00</text:p>
          </table:table-cell>
          <table:table-cell office:value-type="string" table:style-name="ce13">
            <text:p>Aufgabe 1 Meilenstein 3</text:p>
          </table:table-cell>
          <table:table-cell table:number-columns-repeated="16368"/>
        </table:table-row>
        <table:table-row table:style-name="ro3">
          <table:table-cell office:value-type="date" office:date-value="2021-12-07T00:00:00" table:style-name="ce8">
            <text:p>7.12.21</text:p>
          </table:table-cell>
          <table:table-cell office:value-type="time" office:time-value="PT19H30M0S" table:style-name="ce9">
            <text:p>19:30</text:p>
          </table:table-cell>
          <table:table-cell office:value-type="time" office:time-value="PT21H15M0S" table:style-name="ce9">
            <text:p>21:15</text:p>
          </table:table-cell>
          <table:table-cell office:value-type="time" office:time-value="PT1H45M0S" table:formula="of:=[.C16]-[.B16]" table:style-name="ce10">
            <text:p>01:45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office:string-value=" " table:formula="of:=IF([.E16]=&quot;x&quot;;[.$D16];&quot; &quot;)" table:style-name="ce12">
            <text:p><text:s/></text:p>
          </table:table-cell>
          <table:table-cell office:value-type="string" office:string-value=" " table:formula="of:=IF([.F16]=&quot;x&quot;;[.$D16];&quot; &quot;)" table:style-name="ce12">
            <text:p><text:s/></text:p>
          </table:table-cell>
          <table:table-cell office:value-type="time" office:time-value="PT1H45M0S" table:formula="of:=IF([.G16]=&quot;x&quot;;[.$D16];&quot; &quot;)" table:style-name="ce12">
            <text:p>01:45</text:p>
          </table:table-cell>
          <table:table-cell office:value-type="time" office:time-value="PT1H45M0S" table:formula="of:=IF([.H16]=&quot;x&quot;;[.$D16];&quot; &quot;)" table:style-name="ce12">
            <text:p>01:45</text:p>
          </table:table-cell>
          <table:table-cell office:value-type="string" office:string-value=" " table:formula="of:=IF([.I16]=&quot;x&quot;;[.$D16];&quot; &quot;)" table:style-name="ce12">
            <text:p><text:s/></text:p>
          </table:table-cell>
          <table:table-cell office:value-type="time" office:time-value="PT3H30M0S" table:formula="of:=COUNTIFS([.D16:.I16];&quot;x&quot;)*[.D16]" table:style-name="ce10">
            <text:p>03:30</text:p>
          </table:table-cell>
          <table:table-cell office:value-type="string" table:style-name="ce13">
            <text:p>Fertigstellen des Pflichtenheftes</text:p>
          </table:table-cell>
          <table:table-cell table:number-columns-repeated="16368"/>
        </table:table-row>
        <table:table-row table:style-name="ro3">
          <table:table-cell office:value-type="date" office:date-value="2021-12-08T00:00:00" table:style-name="ce8">
            <text:p>8.12.21</text:p>
          </table:table-cell>
          <table:table-cell office:value-type="time" office:time-value="PT12H0M0S" table:style-name="ce9">
            <text:p>12:00</text:p>
          </table:table-cell>
          <table:table-cell office:value-type="time" office:time-value="PT14H30M0S" table:style-name="ce9">
            <text:p>14:30</text:p>
          </table:table-cell>
          <table:table-cell office:value-type="time" office:time-value="PT2H30M0S" table:formula="of:=[.C17]-[.B17]" table:style-name="ce10">
            <text:p>02:30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office:string-value=" " table:formula="of:=IF([.E17]=&quot;x&quot;;[.$D17];&quot; &quot;)" table:style-name="ce12">
            <text:p><text:s/></text:p>
          </table:table-cell>
          <table:table-cell office:value-type="time" office:time-value="PT2H30M0S" table:formula="of:=IF([.F17]=&quot;x&quot;;[.$D17];&quot; &quot;)" table:style-name="ce12">
            <text:p>02:30</text:p>
          </table:table-cell>
          <table:table-cell office:value-type="string" office:string-value=" " table:formula="of:=IF([.G17]=&quot;x&quot;;[.$D17];&quot; &quot;)" table:style-name="ce12">
            <text:p><text:s/></text:p>
          </table:table-cell>
          <table:table-cell office:value-type="string" office:string-value=" " table:formula="of:=IF([.H17]=&quot;x&quot;;[.$D17];&quot; &quot;)" table:style-name="ce12">
            <text:p><text:s/></text:p>
          </table:table-cell>
          <table:table-cell office:value-type="string" office:string-value=" " table:formula="of:=IF([.I17]=&quot;x&quot;;[.$D17];&quot; &quot;)" table:style-name="ce12">
            <text:p><text:s/></text:p>
          </table:table-cell>
          <table:table-cell office:value-type="time" office:time-value="PT2H30M0S" table:formula="of:=COUNTIFS([.D17:.I17];&quot;x&quot;)*[.D17]" table:style-name="ce10">
            <text:p>02:30</text:p>
          </table:table-cell>
          <table:table-cell office:value-type="string" table:style-name="ce13">
            <text:p>Anwendungsfalldiagramm</text:p>
          </table:table-cell>
          <table:table-cell table:number-columns-repeated="16368"/>
        </table:table-row>
        <table:table-row table:style-name="ro3">
          <table:table-cell office:value-type="date" office:date-value="2021-12-08T00:00:00" table:style-name="ce8">
            <text:p>8.12.21</text:p>
          </table:table-cell>
          <table:table-cell office:value-type="time" office:time-value="PT16H0M0S" table:style-name="ce9">
            <text:p>16:00</text:p>
          </table:table-cell>
          <table:table-cell office:value-type="time" office:time-value="PT16H30M0S" table:style-name="ce9">
            <text:p>16:30</text:p>
          </table:table-cell>
          <table:table-cell office:value-type="time" office:time-value="PT0H30M0S" table:formula="of:=[.C18]-[.B18]" table:style-name="ce10">
            <text:p>00:30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office:string-value=" " table:formula="of:=IF([.E18]=&quot;x&quot;;[.$D18];&quot; &quot;)" table:style-name="ce12">
            <text:p><text:s/></text:p>
          </table:table-cell>
          <table:table-cell office:value-type="time" office:time-value="PT0H30M0S" table:formula="of:=IF([.F18]=&quot;x&quot;;[.$D18];&quot; &quot;)" table:style-name="ce12">
            <text:p>00:30</text:p>
          </table:table-cell>
          <table:table-cell office:value-type="string" office:string-value=" " table:formula="of:=IF([.G18]=&quot;x&quot;;[.$D18];&quot; &quot;)" table:style-name="ce12">
            <text:p><text:s/></text:p>
          </table:table-cell>
          <table:table-cell office:value-type="string" office:string-value=" " table:formula="of:=IF([.H18]=&quot;x&quot;;[.$D18];&quot; &quot;)" table:style-name="ce12">
            <text:p><text:s/></text:p>
          </table:table-cell>
          <table:table-cell office:value-type="string" office:string-value=" " table:formula="of:=IF([.I18]=&quot;x&quot;;[.$D18];&quot; &quot;)" table:style-name="ce12">
            <text:p><text:s/></text:p>
          </table:table-cell>
          <table:table-cell office:value-type="time" office:time-value="PT0H30M0S" table:formula="of:=COUNTIFS([.D18:.I18];&quot;x&quot;)*[.D18]" table:style-name="ce10">
            <text:p>00:30</text:p>
          </table:table-cell>
          <table:table-cell office:value-type="string" table:style-name="ce13">
            <text:p>Klassendiagramm anfangen</text:p>
          </table:table-cell>
          <table:table-cell table:number-columns-repeated="16368"/>
        </table:table-row>
        <table:table-row table:style-name="ro3">
          <table:table-cell office:value-type="date" office:date-value="2021-12-14T00:00:00" table:style-name="ce8">
            <text:p>14.12.21</text:p>
          </table:table-cell>
          <table:table-cell office:value-type="time" office:time-value="PT12H0M0S" table:style-name="ce9">
            <text:p>12:00</text:p>
          </table:table-cell>
          <table:table-cell office:value-type="time" office:time-value="PT13H40M0S" table:style-name="ce9">
            <text:p>13:40</text:p>
          </table:table-cell>
          <table:table-cell office:value-type="time" office:time-value="PT1H40M0S" table:formula="of:=[.C19]-[.B19]" table:style-name="ce10">
            <text:p>01:4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time" office:time-value="PT1H40M0S" table:formula="of:=IF([.E19]=&quot;x&quot;;[.$D19];&quot; &quot;)" table:style-name="ce12">
            <text:p>01:40</text:p>
          </table:table-cell>
          <table:table-cell office:value-type="time" office:time-value="PT1H40M0S" table:formula="of:=IF([.F19]=&quot;x&quot;;[.$D19];&quot; &quot;)" table:style-name="ce12">
            <text:p>01:40</text:p>
          </table:table-cell>
          <table:table-cell office:value-type="time" office:time-value="PT1H40M0S" table:formula="of:=IF([.G19]=&quot;x&quot;;[.$D19];&quot; &quot;)" table:style-name="ce12">
            <text:p>01:40</text:p>
          </table:table-cell>
          <table:table-cell office:value-type="time" office:time-value="PT1H40M0S" table:formula="of:=IF([.H19]=&quot;x&quot;;[.$D19];&quot; &quot;)" table:style-name="ce12">
            <text:p>01:40</text:p>
          </table:table-cell>
          <table:table-cell office:value-type="time" office:time-value="PT1H40M0S" table:formula="of:=IF([.I19]=&quot;x&quot;;[.$D19];&quot; &quot;)" table:style-name="ce12">
            <text:p>01:40</text:p>
          </table:table-cell>
          <table:table-cell office:value-type="time" office:time-value="PT8H20M0S" table:formula="of:=COUNTIFS([.D19:.I19];&quot;x&quot;)*[.D19]" table:style-name="ce10">
            <text:p>08:20</text:p>
          </table:table-cell>
          <table:table-cell office:value-type="string" table:style-name="ce13">
            <text:p>Klassendiagramm fertigstellen</text:p>
          </table:table-cell>
          <table:table-cell table:number-columns-repeated="16368"/>
        </table:table-row>
        <table:table-row table:style-name="ro3">
          <table:table-cell office:value-type="date" office:date-value="2021-12-18T00:00:00" table:style-name="ce8">
            <text:p>18.12.21</text:p>
          </table:table-cell>
          <table:table-cell office:value-type="time" office:time-value="PT15H0M0S" table:style-name="ce9">
            <text:p>15:00</text:p>
          </table:table-cell>
          <table:table-cell office:value-type="time" office:time-value="PT16H20M0S" table:style-name="ce9">
            <text:p>16:20</text:p>
          </table:table-cell>
          <table:table-cell office:value-type="time" office:time-value="PT1H20M0S" table:formula="of:=[.C20]-[.B20]" table:style-name="ce10">
            <text:p>01:20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office:value-type="time" office:time-value="PT2H45M0S" table:style-name="ce14">
            <text:p>02:45</text:p>
          </table:table-cell>
          <table:table-cell office:value-type="time" office:time-value="PT2H45M0S" table:style-name="ce14">
            <text:p>02:45</text:p>
          </table:table-cell>
          <table:table-cell office:value-type="time" office:time-value="PT2H45M0S" table:style-name="ce14">
            <text:p>02:45</text:p>
          </table:table-cell>
          <table:table-cell office:value-type="time" office:time-value="PT2H45M0S" table:style-name="ce14">
            <text:p>02:45</text:p>
          </table:table-cell>
          <table:table-cell office:value-type="time" office:time-value="PT2H45M0S" table:style-name="ce14">
            <text:p>02:45</text:p>
          </table:table-cell>
          <table:table-cell office:value-type="time" office:time-value="PT13H45M0S" table:style-name="ce15">
            <text:p>13:45</text:p>
          </table:table-cell>
          <table:table-cell office:value-type="string" table:style-name="ce16">
            <text:p>Fertigstellen des dritten Meilensteines Meilensteines</text:p>
          </table:table-cell>
          <table:table-cell table:number-columns-repeated="16368"/>
        </table:table-row>
        <table:table-row table:style-name="ro3">
          <table:table-cell office:value-type="date" office:date-value="2021-12-21T00:00:00" table:style-name="ce8">
            <text:p>21.12.21</text:p>
          </table:table-cell>
          <table:table-cell office:value-type="time" office:time-value="PT12H0M0S" table:style-name="ce9">
            <text:p>12:00</text:p>
          </table:table-cell>
          <table:table-cell office:value-type="time" office:time-value="PT13H30M0S" table:style-name="ce9">
            <text:p>13:30</text:p>
          </table:table-cell>
          <table:table-cell office:value-type="time" office:time-value="PT1H30M0S" table:formula="of:=[.C21]-[.B21]" table:style-name="ce10">
            <text:p>01:3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time" office:time-value="PT1H30M0S" table:formula="of:=IF([.E21]=&quot;x&quot;;[.$D21];&quot; &quot;)" table:style-name="ce12">
            <text:p>01:30</text:p>
          </table:table-cell>
          <table:table-cell office:value-type="time" office:time-value="PT1H30M0S" table:formula="of:=IF([.F21]=&quot;x&quot;;[.$D21];&quot; &quot;)" table:style-name="ce12">
            <text:p>01:30</text:p>
          </table:table-cell>
          <table:table-cell office:value-type="time" office:time-value="PT1H30M0S" table:formula="of:=IF([.G21]=&quot;x&quot;;[.$D21];&quot; &quot;)" table:style-name="ce12">
            <text:p>01:30</text:p>
          </table:table-cell>
          <table:table-cell office:value-type="time" office:time-value="PT1H30M0S" table:formula="of:=IF([.H21]=&quot;x&quot;;[.$D21];&quot; &quot;)" table:style-name="ce12">
            <text:p>01:30</text:p>
          </table:table-cell>
          <table:table-cell office:value-type="time" office:time-value="PT1H30M0S" table:formula="of:=IF([.I21]=&quot;x&quot;;[.$D21];&quot; &quot;)" table:style-name="ce12">
            <text:p>01:30</text:p>
          </table:table-cell>
          <table:table-cell office:value-type="time" office:time-value="PT7H30M0S" table:formula="of:=COUNTIFS([.D21:.I21];&quot;x&quot;)*[.D21]" table:style-name="ce10">
            <text:p>07:30</text:p>
          </table:table-cell>
          <table:table-cell office:value-type="string" table:style-name="ce13">
            <text:p>Dialog für Map Größe angelegt, Sprites für Tiles herausgesucht</text:p>
          </table:table-cell>
          <table:table-cell table:number-columns-repeated="16368"/>
        </table:table-row>
        <table:table-row table:style-name="ro3">
          <table:table-cell office:value-type="date" office:date-value="2021-12-21T00:00:00" table:style-name="ce8">
            <text:p>21.12.21</text:p>
          </table:table-cell>
          <table:table-cell office:value-type="time" office:time-value="PT13H30M0S" table:style-name="ce9">
            <text:p>13:30</text:p>
          </table:table-cell>
          <table:table-cell office:value-type="time" office:time-value="PT14H0M0S" table:style-name="ce9">
            <text:p>14:00</text:p>
          </table:table-cell>
          <table:table-cell office:value-type="time" office:time-value="PT0H30M0S" table:formula="of:=[.C22]-[.B22]" table:style-name="ce10">
            <text:p>00:30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office:value-type="string" office:string-value=" " table:formula="of:=IF([.E22]=&quot;x&quot;;[.$D22];&quot; &quot;)" table:style-name="ce12">
            <text:p><text:s/></text:p>
          </table:table-cell>
          <table:table-cell office:value-type="string" office:string-value=" " table:formula="of:=IF([.F22]=&quot;x&quot;;[.$D22];&quot; &quot;)" table:style-name="ce12">
            <text:p><text:s/></text:p>
          </table:table-cell>
          <table:table-cell office:value-type="string" office:string-value=" " table:formula="of:=IF([.G22]=&quot;x&quot;;[.$D22];&quot; &quot;)" table:style-name="ce12">
            <text:p><text:s/></text:p>
          </table:table-cell>
          <table:table-cell office:value-type="time" office:time-value="PT0H30M0S" table:formula="of:=IF([.H22]=&quot;x&quot;;[.$D22];&quot; &quot;)" table:style-name="ce12">
            <text:p>00:30</text:p>
          </table:table-cell>
          <table:table-cell office:value-type="string" office:string-value=" " table:formula="of:=IF([.I22]=&quot;x&quot;;[.$D22];&quot; &quot;)" table:style-name="ce12">
            <text:p><text:s/></text:p>
          </table:table-cell>
          <table:table-cell office:value-type="time" office:time-value="PT0H30M0S" table:formula="of:=COUNTIFS([.D22:.I22];&quot;x&quot;)*[.D22]" table:style-name="ce10">
            <text:p>00:30</text:p>
          </table:table-cell>
          <table:table-cell office:value-type="string" table:style-name="ce13">
            <text:p>refactoring</text:p>
          </table:table-cell>
          <table:table-cell table:number-columns-repeated="16368"/>
        </table:table-row>
        <table:table-row table:style-name="ro3">
          <table:table-cell office:value-type="date" office:date-value="2022-01-04T00:00:00" table:style-name="ce8">
            <text:p>4.1.22</text:p>
          </table:table-cell>
          <table:table-cell office:value-type="time" office:time-value="PT14H0M0S" table:style-name="ce9">
            <text:p>14:00</text:p>
          </table:table-cell>
          <table:table-cell office:value-type="time" office:time-value="PT15H30M0S" table:style-name="ce9">
            <text:p>15:30</text:p>
          </table:table-cell>
          <table:table-cell office:value-type="time" office:time-value="PT1H30M0S" table:formula="of:=[.C23]-[.B23]" table:style-name="ce10">
            <text:p>01:3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time" office:time-value="PT1H30M0S" table:formula="of:=IF([.E23]=&quot;x&quot;;[.$D23];&quot; &quot;)" table:style-name="ce12">
            <text:p>01:30</text:p>
          </table:table-cell>
          <table:table-cell office:value-type="time" office:time-value="PT1H30M0S" table:formula="of:=IF([.F23]=&quot;x&quot;;[.$D23];&quot; &quot;)" table:style-name="ce12">
            <text:p>01:30</text:p>
          </table:table-cell>
          <table:table-cell office:value-type="time" office:time-value="PT1H30M0S" table:formula="of:=IF([.G23]=&quot;x&quot;;[.$D23];&quot; &quot;)" table:style-name="ce12">
            <text:p>01:30</text:p>
          </table:table-cell>
          <table:table-cell office:value-type="time" office:time-value="PT1H30M0S" table:formula="of:=IF([.H23]=&quot;x&quot;;[.$D23];&quot; &quot;)" table:style-name="ce12">
            <text:p>01:30</text:p>
          </table:table-cell>
          <table:table-cell office:value-type="string" office:string-value=" " table:formula="of:=IF([.I23]=&quot;x&quot;;[.$D23];&quot; &quot;)" table:style-name="ce12">
            <text:p><text:s/></text:p>
          </table:table-cell>
          <table:table-cell office:value-type="time" office:time-value="PT6H0M0S" table:formula="of:=COUNTIFS([.D23:.I23];&quot;x&quot;)*[.D23]" table:style-name="ce10">
            <text:p>06:00</text:p>
          </table:table-cell>
          <table:table-cell office:value-type="string" table:style-name="ce13">
            <text:p>Hauswahl Screen zeigt automatisch Häuser mit Characteren an</text:p>
          </table:table-cell>
          <table:table-cell table:number-columns-repeated="16368"/>
        </table:table-row>
        <table:table-row table:style-name="ro3">
          <table:table-cell office:value-type="date" office:date-value="2022-01-11T00:00:00" table:style-name="ce8">
            <text:p>11.1.22</text:p>
          </table:table-cell>
          <table:table-cell office:value-type="time" office:time-value="PT12H0M0S" table:style-name="ce9">
            <text:p>12:00</text:p>
          </table:table-cell>
          <table:table-cell office:value-type="time" office:time-value="PT13H30M0S" table:style-name="ce9">
            <text:p>13:30</text:p>
          </table:table-cell>
          <table:table-cell office:value-type="time" office:time-value="PT1H30M0S" table:formula="of:=[.C24]-[.B24]" table:style-name="ce10">
            <text:p>01:3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time" office:time-value="PT1H30M0S" table:formula="of:=IF([.E24]=&quot;x&quot;;[.$D24];&quot; &quot;)" table:style-name="ce12">
            <text:p>01:30</text:p>
          </table:table-cell>
          <table:table-cell office:value-type="time" office:time-value="PT1H30M0S" table:formula="of:=IF([.F24]=&quot;x&quot;;[.$D24];&quot; &quot;)" table:style-name="ce12">
            <text:p>01:30</text:p>
          </table:table-cell>
          <table:table-cell office:value-type="time" office:time-value="PT1H30M0S" table:formula="of:=IF([.G24]=&quot;x&quot;;[.$D24];&quot; &quot;)" table:style-name="ce12">
            <text:p>01:30</text:p>
          </table:table-cell>
          <table:table-cell office:value-type="time" office:time-value="PT1H30M0S" table:formula="of:=IF([.H24]=&quot;x&quot;;[.$D24];&quot; &quot;)" table:style-name="ce12">
            <text:p>01:30</text:p>
          </table:table-cell>
          <table:table-cell office:value-type="time" office:time-value="PT1H30M0S" table:formula="of:=IF([.I24]=&quot;x&quot;;[.$D24];&quot; &quot;)" table:style-name="ce12">
            <text:p>01:30</text:p>
          </table:table-cell>
          <table:table-cell office:value-type="time" office:time-value="PT7H30M0S" table:formula="of:=COUNTIFS([.D24:.I24];&quot;x&quot;)*[.D24]" table:style-name="ce10">
            <text:p>07:30</text:p>
          </table:table-cell>
          <table:table-cell office:value-type="string" table:style-name="ce13">
            <text:p>Sprites, Städte bauen, redesign</text:p>
          </table:table-cell>
          <table:table-cell table:number-columns-repeated="16368"/>
        </table:table-row>
        <table:table-row table:style-name="ro3">
          <table:table-cell office:value-type="date" office:date-value="2022-01-18T00:00:00" table:style-name="ce8">
            <text:p>18.1.22</text:p>
          </table:table-cell>
          <table:table-cell office:value-type="time" office:time-value="PT12H0M0S" table:style-name="ce17">
            <text:p>12:00</text:p>
          </table:table-cell>
          <table:table-cell office:value-type="time" office:time-value="PT14H45M0S" table:style-name="ce17">
            <text:p>14:45</text:p>
          </table:table-cell>
          <table:table-cell office:value-type="time" office:time-value="PT2H45M0S" table:style-name="ce15">
            <text:p>02:45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time" office:time-value="PT2H45M0S" table:formula="of:=IF([.E25]=&quot;x&quot;;[.$D25];&quot; &quot;)" table:style-name="ce12">
            <text:p>02:45</text:p>
          </table:table-cell>
          <table:table-cell office:value-type="time" office:time-value="PT2H45M0S" table:formula="of:=IF([.F25]=&quot;x&quot;;[.$D25];&quot; &quot;)" table:style-name="ce12">
            <text:p>02:45</text:p>
          </table:table-cell>
          <table:table-cell office:value-type="time" office:time-value="PT2H45M0S" table:formula="of:=IF([.G25]=&quot;x&quot;;[.$D25];&quot; &quot;)" table:style-name="ce12">
            <text:p>02:45</text:p>
          </table:table-cell>
          <table:table-cell office:value-type="time" office:time-value="PT2H45M0S" table:formula="of:=IF([.H25]=&quot;x&quot;;[.$D25];&quot; &quot;)" table:style-name="ce12">
            <text:p>02:45</text:p>
          </table:table-cell>
          <table:table-cell office:value-type="time" office:time-value="PT2H45M0S" table:formula="of:=IF([.I25]=&quot;x&quot;;[.$D25];&quot; &quot;)" table:style-name="ce12">
            <text:p>02:45</text:p>
          </table:table-cell>
          <table:table-cell office:value-type="time" office:time-value="PT13H45M0S" table:formula="of:=COUNTIFS([.D25:.I25];&quot;x&quot;)*[.D25]" table:style-name="ce10">
            <text:p>13:45</text:p>
          </table:table-cell>
          <table:table-cell office:value-type="string" table:style-name="ce13">
            <text:p>Fachwissen definieren</text:p>
          </table:table-cell>
          <table:table-cell table:number-columns-repeated="16368"/>
        </table:table-row>
        <table:table-row table:style-name="ro3">
          <table:table-cell office:value-type="date" office:date-value="2022-02-08T00:00:00" table:style-name="ce8">
            <text:p>8.2.22</text:p>
          </table:table-cell>
          <table:table-cell office:value-type="time" office:time-value="PT9H0M0S" table:style-name="ce9">
            <text:p>09:00</text:p>
          </table:table-cell>
          <table:table-cell office:value-type="time" office:time-value="PT10H30M0S" table:style-name="ce9">
            <text:p>10:30</text:p>
          </table:table-cell>
          <table:table-cell office:value-type="time" office:time-value="PT1H30M0S" table:formula="of:=[.C26]-[.B26]" table:style-name="ce10">
            <text:p>01:3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time" office:time-value="PT1H30M0S" table:formula="of:=IF([.E26]=&quot;x&quot;;[.$D26];&quot; &quot;)" table:style-name="ce12">
            <text:p>01:30</text:p>
          </table:table-cell>
          <table:table-cell office:value-type="time" office:time-value="PT1H30M0S" table:formula="of:=IF([.F26]=&quot;x&quot;;[.$D26];&quot; &quot;)" table:style-name="ce12">
            <text:p>01:30</text:p>
          </table:table-cell>
          <table:table-cell office:value-type="time" office:time-value="PT1H30M0S" table:formula="of:=IF([.G26]=&quot;x&quot;;[.$D26];&quot; &quot;)" table:style-name="ce12">
            <text:p>01:30</text:p>
          </table:table-cell>
          <table:table-cell office:value-type="time" office:time-value="PT1H30M0S" table:formula="of:=IF([.H26]=&quot;x&quot;;[.$D26];&quot; &quot;)" table:style-name="ce12">
            <text:p>01:30</text:p>
          </table:table-cell>
          <table:table-cell office:value-type="time" office:time-value="PT1H30M0S" table:formula="of:=IF([.I26]=&quot;x&quot;;[.$D26];&quot; &quot;)" table:style-name="ce12">
            <text:p>01:30</text:p>
          </table:table-cell>
          <table:table-cell office:value-type="time" office:time-value="PT7H30M0S" table:formula="of:=COUNTIFS([.D26:.I26];&quot;x&quot;)*[.D26]" table:style-name="ce10">
            <text:p>07:30</text:p>
          </table:table-cell>
          <table:table-cell office:value-type="string" table:style-name="ce13">
            <text:p>Bugs</text:p>
          </table:table-cell>
          <table:table-cell table:number-columns-repeated="16368"/>
        </table:table-row>
        <table:table-row table:style-name="ro3">
          <table:table-cell office:value-type="date" office:date-value="2022-04-20T00:00:00" table:style-name="ce8">
            <text:p>20.4.22</text:p>
          </table:table-cell>
          <table:table-cell office:value-type="time" office:time-value="PT14H30M0S" table:style-name="ce9">
            <text:p>14:30</text:p>
          </table:table-cell>
          <table:table-cell office:value-type="time" office:time-value="PT16H30M0S" table:style-name="ce9">
            <text:p>16:30</text:p>
          </table:table-cell>
          <table:table-cell office:value-type="time" office:time-value="PT2H0M0S" table:formula="of:=[.C27]-[.B27]" table:style-name="ce10">
            <text:p>02:0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time" office:time-value="PT2H0M0S" table:formula="of:=IF([.E27]=&quot;x&quot;;[.$D27];&quot; &quot;)" table:style-name="ce12">
            <text:p>02:00</text:p>
          </table:table-cell>
          <table:table-cell office:value-type="time" office:time-value="PT2H0M0S" table:formula="of:=IF([.F27]=&quot;x&quot;;[.$D27];&quot; &quot;)" table:style-name="ce12">
            <text:p>02:00</text:p>
          </table:table-cell>
          <table:table-cell office:value-type="time" office:time-value="PT2H0M0S" table:formula="of:=IF([.G27]=&quot;x&quot;;[.$D27];&quot; &quot;)" table:style-name="ce12">
            <text:p>02:00</text:p>
          </table:table-cell>
          <table:table-cell office:value-type="time" office:time-value="PT2H0M0S" table:formula="of:=IF([.H27]=&quot;x&quot;;[.$D27];&quot; &quot;)" table:style-name="ce12">
            <text:p>02:00</text:p>
          </table:table-cell>
          <table:table-cell office:value-type="time" office:time-value="PT2H0M0S" table:formula="of:=IF([.I27]=&quot;x&quot;;[.$D27];&quot; &quot;)" table:style-name="ce12">
            <text:p>02:00</text:p>
          </table:table-cell>
          <table:table-cell office:value-type="time" office:time-value="PT10H0M0S" table:formula="of:=COUNTIFS([.D27:.I27];&quot;x&quot;)*[.D27]" table:style-name="ce10">
            <text:p>10:00</text:p>
          </table:table-cell>
          <table:table-cell office:value-type="string" table:style-name="ce13">
            <text:p>GameMap visuell darstellen</text:p>
          </table:table-cell>
          <table:table-cell table:number-columns-repeated="16368"/>
        </table:table-row>
        <table:table-row table:style-name="ro3">
          <table:table-cell office:value-type="date" office:date-value="2022-04-22T00:00:00" table:style-name="ce8">
            <text:p>22.4.22</text:p>
          </table:table-cell>
          <table:table-cell office:value-type="time" office:time-value="PT13H0M0S" table:style-name="ce9">
            <text:p>13:00</text:p>
          </table:table-cell>
          <table:table-cell office:value-type="time" office:time-value="PT15H0M0S" table:style-name="ce9">
            <text:p>15:00</text:p>
          </table:table-cell>
          <table:table-cell office:value-type="time" office:time-value="PT2H0M0S" table:formula="of:=[.C28]-[.B28]" table:style-name="ce10">
            <text:p>02:0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time" office:time-value="PT2H0M0S" table:formula="of:=IF([.E28]=&quot;x&quot;;[.$D28];&quot; &quot;)" table:style-name="ce12">
            <text:p>02:00</text:p>
          </table:table-cell>
          <table:table-cell office:value-type="time" office:time-value="PT2H0M0S" table:formula="of:=IF([.F28]=&quot;x&quot;;[.$D28];&quot; &quot;)" table:style-name="ce12">
            <text:p>02:00</text:p>
          </table:table-cell>
          <table:table-cell office:value-type="time" office:time-value="PT2H0M0S" table:formula="of:=IF([.G28]=&quot;x&quot;;[.$D28];&quot; &quot;)" table:style-name="ce12">
            <text:p>02:00</text:p>
          </table:table-cell>
          <table:table-cell office:value-type="time" office:time-value="PT2H0M0S" table:formula="of:=IF([.H28]=&quot;x&quot;;[.$D28];&quot; &quot;)" table:style-name="ce12">
            <text:p>02:00</text:p>
          </table:table-cell>
          <table:table-cell office:value-type="time" office:time-value="PT2H0M0S" table:formula="of:=IF([.I28]=&quot;x&quot;;[.$D28];&quot; &quot;)" table:style-name="ce12">
            <text:p>02:00</text:p>
          </table:table-cell>
          <table:table-cell office:value-type="time" office:time-value="PT10H0M0S" table:formula="of:=COUNTIFS([.D28:.I28];&quot;x&quot;)*[.D28]" table:style-name="ce10">
            <text:p>10:00</text:p>
          </table:table-cell>
          <table:table-cell office:value-type="string" table:style-name="ce13">
            <text:p>Hauswahl, JSON Messages für Heliport</text:p>
          </table:table-cell>
          <table:table-cell table:number-columns-repeated="16368"/>
        </table:table-row>
        <table:table-row table:style-name="ro3">
          <table:table-cell office:value-type="date" office:date-value="2022-04-25T00:00:00" table:style-name="ce8">
            <text:p>25.4.22</text:p>
          </table:table-cell>
          <table:table-cell office:value-type="time" office:time-value="PT10H0M0S" table:style-name="ce9">
            <text:p>10:00</text:p>
          </table:table-cell>
          <table:table-cell office:value-type="time" office:time-value="PT11H0M0S" table:style-name="ce9">
            <text:p>11:00</text:p>
          </table:table-cell>
          <table:table-cell office:value-type="time" office:time-value="PT1H0M0S" table:formula="of:=[.C29]-[.B29]" table:style-name="ce10">
            <text:p>01:00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office:value-type="time" office:time-value="PT1H0M0S" table:formula="of:=IF([.E29]=&quot;x&quot;;[.$D29];&quot; &quot;)" table:style-name="ce12">
            <text:p>01:00</text:p>
          </table:table-cell>
          <table:table-cell office:value-type="string" office:string-value=" " table:formula="of:=IF([.F29]=&quot;x&quot;;[.$D29];&quot; &quot;)" table:style-name="ce12">
            <text:p><text:s/></text:p>
          </table:table-cell>
          <table:table-cell office:value-type="string" office:string-value=" " table:formula="of:=IF([.G29]=&quot;x&quot;;[.$D29];&quot; &quot;)" table:style-name="ce12">
            <text:p><text:s/></text:p>
          </table:table-cell>
          <table:table-cell office:value-type="string" office:string-value=" " table:formula="of:=IF([.H29]=&quot;x&quot;;[.$D29];&quot; &quot;)" table:style-name="ce12">
            <text:p><text:s/></text:p>
          </table:table-cell>
          <table:table-cell office:value-type="string" office:string-value=" " table:formula="of:=IF([.I29]=&quot;x&quot;;[.$D29];&quot; &quot;)" table:style-name="ce12">
            <text:p><text:s/></text:p>
          </table:table-cell>
          <table:table-cell office:value-type="time" office:time-value="PT1H0M0S" table:formula="of:=COUNTIFS([.D29:.I29];&quot;x&quot;)*[.D29]" table:style-name="ce10">
            <text:p>01:00</text:p>
          </table:table-cell>
          <table:table-cell office:value-type="string" table:style-name="ce13">
            <text:p>Client Aktionen und Movement implementiert, Sprites erstellen, Editor aktualisiert, Planung der KI</text:p>
          </table:table-cell>
          <table:table-cell table:number-columns-repeated="16368"/>
        </table:table-row>
        <table:table-row table:style-name="ro3">
          <table:table-cell office:value-type="date" office:date-value="2022-04-25T00:00:00" table:style-name="ce8">
            <text:p>25.4.22</text:p>
          </table:table-cell>
          <table:table-cell office:value-type="time" office:time-value="PT11H0M0S" table:style-name="ce9">
            <text:p>11:00</text:p>
          </table:table-cell>
          <table:table-cell office:value-type="time" office:time-value="PT12H45M0S" table:style-name="ce9">
            <text:p>12:45</text:p>
          </table:table-cell>
          <table:table-cell office:value-type="time" office:time-value="PT1H45M0S" table:formula="of:=[.C30]-[.B30]" table:style-name="ce10">
            <text:p>01:45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office:string-value=" " table:formula="of:=IF([.E30]=&quot;x&quot;;[.$D30];&quot; &quot;)" table:style-name="ce12">
            <text:p><text:s/></text:p>
          </table:table-cell>
          <table:table-cell office:value-type="string" office:string-value=" " table:formula="of:=IF([.F30]=&quot;x&quot;;[.$D30];&quot; &quot;)" table:style-name="ce12">
            <text:p><text:s/></text:p>
          </table:table-cell>
          <table:table-cell office:value-type="string" office:string-value=" " table:formula="of:=IF([.G30]=&quot;x&quot;;[.$D30];&quot; &quot;)" table:style-name="ce12">
            <text:p><text:s/></text:p>
          </table:table-cell>
          <table:table-cell office:value-type="string" office:string-value=" " table:formula="of:=IF([.H30]=&quot;x&quot;;[.$D30];&quot; &quot;)" table:style-name="ce12">
            <text:p><text:s/></text:p>
          </table:table-cell>
          <table:table-cell office:value-type="time" office:time-value="PT1H45M0S" table:formula="of:=IF([.I30]=&quot;x&quot;;[.$D30];&quot; &quot;)" table:style-name="ce12">
            <text:p>01:45</text:p>
          </table:table-cell>
          <table:table-cell office:value-type="time" office:time-value="PT1H45M0S" table:formula="of:=COUNTIFS([.D30:.I30];&quot;x&quot;)*[.D30]" table:style-name="ce10">
            <text:p>01:45</text:p>
          </table:table-cell>
          <table:table-cell office:value-type="string" table:style-name="ce13">
            <text:p>Anforderungen definieren</text:p>
          </table:table-cell>
          <table:table-cell table:number-columns-repeated="16368"/>
        </table:table-row>
        <table:table-row table:style-name="ro3">
          <table:table-cell office:value-type="date" office:date-value="2022-04-25T00:00:00" table:style-name="ce8">
            <text:p>25.4.22</text:p>
          </table:table-cell>
          <table:table-cell office:value-type="time" office:time-value="PT20H0M0S" table:style-name="ce9">
            <text:p>20:00</text:p>
          </table:table-cell>
          <table:table-cell office:value-type="time" office:time-value="PT21H0M0S" table:style-name="ce9">
            <text:p>21:00</text:p>
          </table:table-cell>
          <table:table-cell office:value-type="time" office:time-value="PT1H0M0S" table:formula="of:=[.C31]-[.B31]" table:style-name="ce10">
            <text:p>01:00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office:string-value=" " table:formula="of:=IF([.E31]=&quot;x&quot;;[.$D31];&quot; &quot;)" table:style-name="ce12">
            <text:p><text:s/></text:p>
          </table:table-cell>
          <table:table-cell office:value-type="time" office:time-value="PT1H0M0S" table:formula="of:=IF([.F31]=&quot;x&quot;;[.$D31];&quot; &quot;)" table:style-name="ce12">
            <text:p>01:00</text:p>
          </table:table-cell>
          <table:table-cell office:value-type="string" office:string-value=" " table:formula="of:=IF([.G31]=&quot;x&quot;;[.$D31];&quot; &quot;)" table:style-name="ce12">
            <text:p><text:s/></text:p>
          </table:table-cell>
          <table:table-cell office:value-type="string" office:string-value=" " table:formula="of:=IF([.H31]=&quot;x&quot;;[.$D31];&quot; &quot;)" table:style-name="ce12">
            <text:p><text:s/></text:p>
          </table:table-cell>
          <table:table-cell office:value-type="string" office:string-value=" " table:formula="of:=IF([.I31]=&quot;x&quot;;[.$D31];&quot; &quot;)" table:style-name="ce12">
            <text:p><text:s/></text:p>
          </table:table-cell>
          <table:table-cell office:value-type="time" office:time-value="PT1H0M0S" table:formula="of:=COUNTIFS([.D31:.I31];&quot;x&quot;)*[.D31]" table:style-name="ce10">
            <text:p>01:00</text:p>
          </table:table-cell>
          <table:table-cell office:value-type="string" table:style-name="ce13">
            <text:p>Erstellen der Kontextanalyse</text:p>
          </table:table-cell>
          <table:table-cell table:number-columns-repeated="16368"/>
        </table:table-row>
        <table:table-row table:style-name="ro3">
          <table:table-cell office:value-type="date" office:date-value="2022-05-11T00:00:00" table:style-name="ce8">
            <text:p>11.5.22</text:p>
          </table:table-cell>
          <table:table-cell office:value-type="time" office:time-value="PT16H30M0S" table:style-name="ce9">
            <text:p>16:30</text:p>
          </table:table-cell>
          <table:table-cell office:value-type="time" office:time-value="PT17H30M0S" table:style-name="ce9">
            <text:p>17:30</text:p>
          </table:table-cell>
          <table:table-cell office:value-type="time" office:time-value="PT1H0M0S" table:formula="of:=[.C32]-[.B32]" table:style-name="ce10">
            <text:p>01:00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office:string-value=" " table:formula="of:=IF([.E32]=&quot;x&quot;;[.$D32];&quot; &quot;)" table:style-name="ce12">
            <text:p><text:s/></text:p>
          </table:table-cell>
          <table:table-cell office:value-type="string" office:string-value=" " table:formula="of:=IF([.F32]=&quot;x&quot;;[.$D32];&quot; &quot;)" table:style-name="ce12">
            <text:p><text:s/></text:p>
          </table:table-cell>
          <table:table-cell office:value-type="time" office:time-value="PT1H0M0S" table:formula="of:=IF([.G32]=&quot;x&quot;;[.$D32];&quot; &quot;)" table:style-name="ce12">
            <text:p>01:00</text:p>
          </table:table-cell>
          <table:table-cell office:value-type="string" office:string-value=" " table:formula="of:=IF([.H32]=&quot;x&quot;;[.$D32];&quot; &quot;)" table:style-name="ce12">
            <text:p><text:s/></text:p>
          </table:table-cell>
          <table:table-cell office:value-type="string" office:string-value=" " table:formula="of:=IF([.I32]=&quot;x&quot;;[.$D32];&quot; &quot;)" table:style-name="ce12">
            <text:p><text:s/></text:p>
          </table:table-cell>
          <table:table-cell office:value-type="time" office:time-value="PT1H0M0S" table:formula="of:=COUNTIFS([.D32:.I32];&quot;x&quot;)*[.D32]" table:style-name="ce10">
            <text:p>01:00</text:p>
          </table:table-cell>
          <table:table-cell office:value-type="string" table:style-name="ce13">
            <text:p>Domänenmodell digitalisieren</text:p>
          </table:table-cell>
          <table:table-cell table:number-columns-repeated="16368"/>
        </table:table-row>
        <table:table-row table:style-name="ro3">
          <table:table-cell office:value-type="date" office:date-value="2022-05-13T00:00:00" table:style-name="ce8">
            <text:p>13.5.22</text:p>
          </table:table-cell>
          <table:table-cell office:value-type="time" office:time-value="PT11H0M0S" table:style-name="ce9">
            <text:p>11:00</text:p>
          </table:table-cell>
          <table:table-cell office:value-type="time" office:time-value="PT14H0M0S" table:style-name="ce9">
            <text:p>14:00</text:p>
          </table:table-cell>
          <table:table-cell office:value-type="time" office:time-value="PT3H0M0S" table:formula="of:=[.C33]-[.B33]" table:style-name="ce10">
            <text:p>03:00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time" office:time-value="PT3H0M0S" table:formula="of:=IF([.E33]=&quot;x&quot;;[.$D33];&quot; &quot;)" table:style-name="ce12">
            <text:p>03:00</text:p>
          </table:table-cell>
          <table:table-cell office:value-type="string" office:string-value=" " table:formula="of:=IF([.F33]=&quot;x&quot;;[.$D33];&quot; &quot;)" table:style-name="ce12">
            <text:p><text:s/></text:p>
          </table:table-cell>
          <table:table-cell office:value-type="string" office:string-value=" " table:formula="of:=IF([.G33]=&quot;x&quot;;[.$D33];&quot; &quot;)" table:style-name="ce12">
            <text:p><text:s/></text:p>
          </table:table-cell>
          <table:table-cell office:value-type="string" office:string-value=" " table:formula="of:=IF([.H33]=&quot;x&quot;;[.$D33];&quot; &quot;)" table:style-name="ce12">
            <text:p><text:s/></text:p>
          </table:table-cell>
          <table:table-cell office:value-type="time" office:time-value="PT3H0M0S" table:formula="of:=IF([.I33]=&quot;x&quot;;[.$D33];&quot; &quot;)" table:style-name="ce12">
            <text:p>03:00</text:p>
          </table:table-cell>
          <table:table-cell office:value-type="time" office:time-value="PT6H0M0S" table:formula="of:=COUNTIFS([.D33:.I33];&quot;x&quot;)*[.D33]" table:style-name="ce10">
            <text:p>06:00</text:p>
          </table:table-cell>
          <table:table-cell office:value-type="string" table:style-name="ce13">
            <text:p>Anforderungen definieren</text:p>
          </table:table-cell>
          <table:table-cell table:number-columns-repeated="16368"/>
        </table:table-row>
        <table:table-row table:style-name="ro3">
          <table:table-cell office:value-type="date" office:date-value="2022-05-13T00:00:00" table:style-name="ce8">
            <text:p>13.5.22</text:p>
          </table:table-cell>
          <table:table-cell office:value-type="time" office:time-value="PT17H0M0S" table:style-name="ce9">
            <text:p>17:00</text:p>
          </table:table-cell>
          <table:table-cell office:value-type="time" office:time-value="PT18H0M0S" table:style-name="ce9">
            <text:p>18:00</text:p>
          </table:table-cell>
          <table:table-cell office:value-type="time" office:time-value="PT1H0M0S" table:formula="of:=[.C34]-[.B34]" table:style-name="ce10">
            <text:p>01:00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office:value-type="time" office:time-value="PT1H0M0S" table:formula="of:=IF([.E34]=&quot;x&quot;;[.$D34];&quot; &quot;)" table:style-name="ce12">
            <text:p>01:00</text:p>
          </table:table-cell>
          <table:table-cell office:value-type="string" office:string-value=" " table:formula="of:=IF([.F34]=&quot;x&quot;;[.$D34];&quot; &quot;)" table:style-name="ce12">
            <text:p><text:s/></text:p>
          </table:table-cell>
          <table:table-cell office:value-type="string" office:string-value=" " table:formula="of:=IF([.G34]=&quot;x&quot;;[.$D34];&quot; &quot;)" table:style-name="ce12">
            <text:p><text:s/></text:p>
          </table:table-cell>
          <table:table-cell office:value-type="string" office:string-value=" " table:formula="of:=IF([.H34]=&quot;x&quot;;[.$D34];&quot; &quot;)" table:style-name="ce12">
            <text:p><text:s/></text:p>
          </table:table-cell>
          <table:table-cell office:value-type="string" office:string-value=" " table:formula="of:=IF([.I34]=&quot;x&quot;;[.$D34];&quot; &quot;)" table:style-name="ce12">
            <text:p><text:s/></text:p>
          </table:table-cell>
          <table:table-cell office:value-type="time" office:time-value="PT1H0M0S" table:formula="of:=COUNTIFS([.D34:.I34];&quot;x&quot;)*[.D34]" table:style-name="ce10">
            <text:p>01:00</text:p>
          </table:table-cell>
          <table:table-cell office:value-type="string" table:style-name="ce13">
            <text:p>Anforderungen definieren</text:p>
          </table:table-cell>
          <table:table-cell table:number-columns-repeated="16368"/>
        </table:table-row>
        <table:table-row table:style-name="ro3">
          <table:table-cell office:value-type="date" office:date-value="2022-05-13T00:00:00" table:style-name="ce8">
            <text:p>13.5.22</text:p>
          </table:table-cell>
          <table:table-cell office:value-type="time" office:time-value="PT22H30M0S" table:style-name="ce9">
            <text:p>22:30</text:p>
          </table:table-cell>
          <table:table-cell office:value-type="time" office:time-value="PT24H0M0S" table:style-name="ce9">
            <text:p>00:00</text:p>
          </table:table-cell>
          <table:table-cell office:value-type="time" office:time-value="PT1H30M0S" table:formula="of:=[.C35]-[.B35]" table:style-name="ce10">
            <text:p>01:30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office:string-value=" " table:formula="of:=IF([.E35]=&quot;x&quot;;[.$D35];&quot; &quot;)" table:style-name="ce12">
            <text:p><text:s/></text:p>
          </table:table-cell>
          <table:table-cell office:value-type="string" office:string-value=" " table:formula="of:=IF([.F35]=&quot;x&quot;;[.$D35];&quot; &quot;)" table:style-name="ce12">
            <text:p><text:s/></text:p>
          </table:table-cell>
          <table:table-cell office:value-type="time" office:time-value="PT1H30M0S" table:formula="of:=IF([.G35]=&quot;x&quot;;[.$D35];&quot; &quot;)" table:style-name="ce12">
            <text:p>01:30</text:p>
          </table:table-cell>
          <table:table-cell office:value-type="string" office:string-value=" " table:formula="of:=IF([.H35]=&quot;x&quot;;[.$D35];&quot; &quot;)" table:style-name="ce12">
            <text:p><text:s/></text:p>
          </table:table-cell>
          <table:table-cell office:value-type="string" office:string-value=" " table:formula="of:=IF([.I35]=&quot;x&quot;;[.$D35];&quot; &quot;)" table:style-name="ce12">
            <text:p><text:s/></text:p>
          </table:table-cell>
          <table:table-cell office:value-type="time" office:time-value="PT1H30M0S" table:formula="of:=COUNTIFS([.D35:.I35];&quot;x&quot;)*[.D35]" table:style-name="ce10">
            <text:p>01:30</text:p>
          </table:table-cell>
          <table:table-cell office:value-type="string" table:style-name="ce13">
            <text:p>Zusammentragen unserer Ergebnisse</text:p>
          </table:table-cell>
          <table:table-cell table:number-columns-repeated="16368"/>
        </table:table-row>
        <table:table-row table:style-name="ro3">
          <table:table-cell office:value-type="date" office:date-value="2022-05-15T00:00:00" table:style-name="ce8">
            <text:p>15.5.22</text:p>
          </table:table-cell>
          <table:table-cell office:value-type="time" office:time-value="PT16H0M0S" table:style-name="ce9">
            <text:p>16:00</text:p>
          </table:table-cell>
          <table:table-cell office:value-type="time" office:time-value="PT20H0M0S" table:style-name="ce9">
            <text:p>20:00</text:p>
          </table:table-cell>
          <table:table-cell office:value-type="time" office:time-value="PT4H0M0S" table:formula="of:=[.C36]-[.B36]" table:style-name="ce10">
            <text:p>04:00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office:string-value=" " table:formula="of:=IF([.E36]=&quot;x&quot;;[.$D36];&quot; &quot;)" table:style-name="ce12">
            <text:p><text:s/></text:p>
          </table:table-cell>
          <table:table-cell office:value-type="time" office:time-value="PT4H0M0S" table:formula="of:=IF([.F36]=&quot;x&quot;;[.$D36];&quot; &quot;)" table:style-name="ce12">
            <text:p>04:00</text:p>
          </table:table-cell>
          <table:table-cell office:value-type="string" office:string-value=" " table:formula="of:=IF([.G36]=&quot;x&quot;;[.$D36];&quot; &quot;)" table:style-name="ce12">
            <text:p><text:s/></text:p>
          </table:table-cell>
          <table:table-cell office:value-type="string" office:string-value=" " table:formula="of:=IF([.H36]=&quot;x&quot;;[.$D36];&quot; &quot;)" table:style-name="ce12">
            <text:p><text:s/></text:p>
          </table:table-cell>
          <table:table-cell office:value-type="string" office:string-value=" " table:formula="of:=IF([.I36]=&quot;x&quot;;[.$D36];&quot; &quot;)" table:style-name="ce12">
            <text:p><text:s/></text:p>
          </table:table-cell>
          <table:table-cell office:value-type="time" office:time-value="PT4H0M0S" table:formula="of:=COUNTIFS([.D36:.I36];&quot;x&quot;)*[.D36]" table:style-name="ce10">
            <text:p>04:00</text:p>
          </table:table-cell>
          <table:table-cell office:value-type="string" table:style-name="ce13">
            <text:p>Anforderungen überarbeiten</text:p>
          </table:table-cell>
          <table:table-cell table:number-columns-repeated="16368"/>
        </table:table-row>
        <table:table-row table:style-name="ro3">
          <table:table-cell office:value-type="date" office:date-value="2022-05-16T00:00:00" table:style-name="ce8">
            <text:p>16.5.22</text:p>
          </table:table-cell>
          <table:table-cell office:value-type="time" office:time-value="PT12H0M0S" table:style-name="ce9">
            <text:p>12:00</text:p>
          </table:table-cell>
          <table:table-cell office:value-type="time" office:time-value="PT16H0M0S" table:style-name="ce9">
            <text:p>16:00</text:p>
          </table:table-cell>
          <table:table-cell office:value-type="time" office:time-value="PT4H0M0S" table:formula="of:=[.C37]-[.B37]" table:style-name="ce10">
            <text:p>04:00</text:p>
          </table:table-cell>
          <table:table-cell office:value-type="string" table:style-name="ce19">
            <text:p>x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office:value-type="time" office:time-value="PT4H0M0S" table:formula="of:=IF([.E37]=&quot;x&quot;;[.$D37];&quot; &quot;)" table:style-name="ce12">
            <text:p>04:00</text:p>
          </table:table-cell>
          <table:table-cell office:value-type="string" office:string-value=" " table:formula="of:=IF([.F37]=&quot;x&quot;;[.$D37];&quot; &quot;)" table:style-name="ce12">
            <text:p><text:s/></text:p>
          </table:table-cell>
          <table:table-cell office:value-type="string" office:string-value=" " table:formula="of:=IF([.G37]=&quot;x&quot;;[.$D37];&quot; &quot;)" table:style-name="ce12">
            <text:p><text:s/></text:p>
          </table:table-cell>
          <table:table-cell office:value-type="string" office:string-value=" " table:formula="of:=IF([.H37]=&quot;x&quot;;[.$D37];&quot; &quot;)" table:style-name="ce12">
            <text:p><text:s/></text:p>
          </table:table-cell>
          <table:table-cell office:value-type="time" office:time-value="PT4H0M0S" table:formula="of:=IF([.I37]=&quot;x&quot;;[.$D37];&quot; &quot;)" table:style-name="ce12">
            <text:p>04:00</text:p>
          </table:table-cell>
          <table:table-cell office:value-type="time" office:time-value="PT8H0M0S" table:formula="of:=COUNTIFS([.D37:.I37];&quot;x&quot;)*[.D37]" table:style-name="ce10">
            <text:p>08:00</text:p>
          </table:table-cell>
          <table:table-cell office:value-type="string" table:style-name="ce13">
            <text:p>In Latex zusammentragen</text:p>
          </table:table-cell>
          <table:table-cell table:number-columns-repeated="16368"/>
        </table:table-row>
        <table:table-row table:style-name="ro3">
          <table:table-cell office:value-type="date" office:date-value="2022-05-17T00:00:00" table:style-name="ce8">
            <text:p>17.5.22</text:p>
          </table:table-cell>
          <table:table-cell office:value-type="time" office:time-value="PT9H0M0S" table:style-name="ce9">
            <text:p>09:00</text:p>
          </table:table-cell>
          <table:table-cell office:value-type="time" office:time-value="PT14H30M0S" table:style-name="ce9">
            <text:p>14:30</text:p>
          </table:table-cell>
          <table:table-cell office:value-type="time" office:time-value="PT5H30M0S" table:formula="of:=[.C38]-[.B38]" table:style-name="ce10">
            <text:p>05:30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office:string-value=" " table:formula="of:=IF([.E38]=&quot;x&quot;;[.$D38];&quot; &quot;)" table:style-name="ce12">
            <text:p><text:s/></text:p>
          </table:table-cell>
          <table:table-cell office:value-type="time" office:time-value="PT5H30M0S" table:formula="of:=IF([.F38]=&quot;x&quot;;[.$D38];&quot; &quot;)" table:style-name="ce12">
            <text:p>05:30</text:p>
          </table:table-cell>
          <table:table-cell office:value-type="string" office:string-value=" " table:formula="of:=IF([.G38]=&quot;x&quot;;[.$D38];&quot; &quot;)" table:style-name="ce12">
            <text:p><text:s/></text:p>
          </table:table-cell>
          <table:table-cell office:value-type="string" office:string-value=" " table:formula="of:=IF([.H38]=&quot;x&quot;;[.$D38];&quot; &quot;)" table:style-name="ce12">
            <text:p><text:s/></text:p>
          </table:table-cell>
          <table:table-cell office:value-type="string" office:string-value=" " table:formula="of:=IF([.I38]=&quot;x&quot;;[.$D38];&quot; &quot;)" table:style-name="ce12">
            <text:p><text:s/></text:p>
          </table:table-cell>
          <table:table-cell office:value-type="time" office:time-value="PT5H30M0S" table:formula="of:=COUNTIFS([.D38:.I38];&quot;x&quot;)*[.D38]" table:style-name="ce10">
            <text:p>05:30</text:p>
          </table:table-cell>
          <table:table-cell office:value-type="string" table:style-name="ce13">
            <text:p>Letzte Feinschliffe am Meilenstien</text:p>
          </table:table-cell>
          <table:table-cell table:number-columns-repeated="16368"/>
        </table:table-row>
        <table:table-row table:style-name="ro3">
          <table:table-cell office:value-type="date" office:date-value="2022-05-19T00:00:00" table:style-name="ce8">
            <text:p>19.5.22</text:p>
          </table:table-cell>
          <table:table-cell office:value-type="time" office:time-value="PT14H0M0S" table:style-name="ce9">
            <text:p>14:00</text:p>
          </table:table-cell>
          <table:table-cell office:value-type="time" office:time-value="PT20H0M0S" table:style-name="ce9">
            <text:p>20:00</text:p>
          </table:table-cell>
          <table:table-cell office:value-type="time" office:time-value="PT6H0M0S" table:formula="of:=[.C39]-[.B39]" table:style-name="ce10">
            <text:p>06:00</text:p>
          </table:table-cell>
          <table:table-cell table:style-name="ce19"/>
          <table:table-cell office:value-type="string" table:style-name="ce19">
            <text:p>x</text:p>
          </table:table-cell>
          <table:table-cell table:number-columns-repeated="3" table:style-name="ce19"/>
          <table:table-cell office:value-type="string" office:string-value=" " table:formula="of:=IF([.E39]=&quot;x&quot;;[.$D39];&quot; &quot;)" table:style-name="ce12">
            <text:p><text:s/></text:p>
          </table:table-cell>
          <table:table-cell office:value-type="time" office:time-value="PT6H0M0S" table:formula="of:=IF([.F39]=&quot;x&quot;;[.$D39];&quot; &quot;)" table:style-name="ce12">
            <text:p>06:00</text:p>
          </table:table-cell>
          <table:table-cell office:value-type="string" office:string-value=" " table:formula="of:=IF([.G39]=&quot;x&quot;;[.$D39];&quot; &quot;)" table:style-name="ce12">
            <text:p><text:s/></text:p>
          </table:table-cell>
          <table:table-cell office:value-type="string" office:string-value=" " table:formula="of:=IF([.H39]=&quot;x&quot;;[.$D39];&quot; &quot;)" table:style-name="ce12">
            <text:p><text:s/></text:p>
          </table:table-cell>
          <table:table-cell office:value-type="string" office:string-value=" " table:formula="of:=IF([.I39]=&quot;x&quot;;[.$D39];&quot; &quot;)" table:style-name="ce12">
            <text:p><text:s/></text:p>
          </table:table-cell>
          <table:table-cell office:value-type="time" office:time-value="PT6H0M0S" table:formula="of:=COUNTIFS([.D39:.I39];&quot;x&quot;)*[.D39]" table:style-name="ce10">
            <text:p>06:00</text:p>
          </table:table-cell>
          <table:table-cell office:value-type="string" table:style-name="ce13">
            <text:p>Digitalisierung Use-Case-Diagram</text:p>
          </table:table-cell>
          <table:table-cell table:number-columns-repeated="16368"/>
        </table:table-row>
        <table:table-row table:style-name="ro3">
          <table:table-cell office:value-type="date" office:date-value="2022-05-19T00:00:00" table:style-name="ce8">
            <text:p>19.5.22</text:p>
          </table:table-cell>
          <table:table-cell office:value-type="time" office:time-value="PT16H0M0S" table:style-name="ce9">
            <text:p>16:00</text:p>
          </table:table-cell>
          <table:table-cell office:value-type="time" office:time-value="PT19H0M0S" table:style-name="ce9">
            <text:p>19:00</text:p>
          </table:table-cell>
          <table:table-cell office:value-type="time" office:time-value="PT3H0M0S" table:formula="of:=[.C40]-[.B40]" table:style-name="ce10">
            <text:p>03:00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time" office:time-value="PT3H0M0S" table:formula="of:=IF([.E40]=&quot;x&quot;;[.$D40];&quot; &quot;)" table:style-name="ce12">
            <text:p>03:00</text:p>
          </table:table-cell>
          <table:table-cell office:value-type="string" office:string-value=" " table:formula="of:=IF([.F40]=&quot;x&quot;;[.$D40];&quot; &quot;)" table:style-name="ce12">
            <text:p><text:s/></text:p>
          </table:table-cell>
          <table:table-cell office:value-type="time" office:time-value="PT3H0M0S" table:formula="of:=IF([.G40]=&quot;x&quot;;[.$D40];&quot; &quot;)" table:style-name="ce12">
            <text:p>03:00</text:p>
          </table:table-cell>
          <table:table-cell office:value-type="string" office:string-value=" " table:formula="of:=IF([.H40]=&quot;x&quot;;[.$D40];&quot; &quot;)" table:style-name="ce12">
            <text:p><text:s/></text:p>
          </table:table-cell>
          <table:table-cell office:value-type="time" office:time-value="PT3H0M0S" table:formula="of:=IF([.I40]=&quot;x&quot;;[.$D40];&quot; &quot;)" table:style-name="ce12">
            <text:p>03:00</text:p>
          </table:table-cell>
          <table:table-cell office:value-type="time" office:time-value="PT9H0M0S" table:formula="of:=COUNTIFS([.D40:.I40];&quot;x&quot;)*[.D40]" table:style-name="ce10">
            <text:p>09:00</text:p>
          </table:table-cell>
          <table:table-cell office:value-type="string" table:style-name="ce13">
            <text:p>Digitalisierung Sequenz- und Zustandsdiagramme</text:p>
          </table:table-cell>
          <table:table-cell table:number-columns-repeated="16368"/>
        </table:table-row>
        <table:table-row table:style-name="ro3">
          <table:table-cell office:value-type="date" office:date-value="2022-05-23T00:00:00" table:style-name="ce8">
            <text:p>23.5.22</text:p>
          </table:table-cell>
          <table:table-cell office:value-type="time" office:time-value="PT10H0M0S" table:style-name="ce9">
            <text:p>10:00</text:p>
          </table:table-cell>
          <table:table-cell office:value-type="time" office:time-value="PT13H20M0S" table:style-name="ce9">
            <text:p>13:20</text:p>
          </table:table-cell>
          <table:table-cell office:value-type="time" office:time-value="PT3H20M0S" table:formula="of:=[.C41]-[.B41]" table:style-name="ce10">
            <text:p>03:20</text:p>
          </table:table-cell>
          <table:table-cell office:value-type="string" table:style-name="ce19">
            <text:p>x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office:value-type="time" office:time-value="PT3H20M0S" table:formula="of:=IF([.E41]=&quot;x&quot;;[.$D41];&quot; &quot;)" table:style-name="ce12">
            <text:p>03:20</text:p>
          </table:table-cell>
          <table:table-cell office:value-type="string" office:string-value=" " table:formula="of:=IF([.F41]=&quot;x&quot;;[.$D41];&quot; &quot;)" table:style-name="ce12">
            <text:p><text:s/></text:p>
          </table:table-cell>
          <table:table-cell office:value-type="string" office:string-value=" " table:formula="of:=IF([.G41]=&quot;x&quot;;[.$D41];&quot; &quot;)" table:style-name="ce12">
            <text:p><text:s/></text:p>
          </table:table-cell>
          <table:table-cell office:value-type="string" office:string-value=" " table:formula="of:=IF([.H41]=&quot;x&quot;;[.$D41];&quot; &quot;)" table:style-name="ce12">
            <text:p><text:s/></text:p>
          </table:table-cell>
          <table:table-cell office:value-type="time" office:time-value="PT1H45M0S" table:style-name="ce12">
            <text:p>01:45</text:p>
          </table:table-cell>
          <table:table-cell office:value-type="time" office:time-value="PT6H40M0S" table:formula="of:=COUNTIFS([.D41:.I41];&quot;x&quot;)*[.D41]" table:style-name="ce10">
            <text:p>06:40</text:p>
          </table:table-cell>
          <table:table-cell office:value-type="string" table:style-name="ce13">
            <text:p>Korrektur Pflichtenheft und Deckblatt</text:p>
          </table:table-cell>
          <table:table-cell table:number-columns-repeated="16368"/>
        </table:table-row>
        <table:table-row table:style-name="ro3">
          <table:table-cell office:value-type="date" office:date-value="2022-05-24T00:00:00" table:style-name="ce20">
            <text:p>24.05.2022</text:p>
          </table:table-cell>
          <table:table-cell office:value-type="time" office:time-value="PT8H30M0S" table:style-name="ce9">
            <text:p>08:30</text:p>
          </table:table-cell>
          <table:table-cell office:value-type="time" office:time-value="PT10H30M0S" table:style-name="ce9">
            <text:p>10:30</text:p>
          </table:table-cell>
          <table:table-cell office:value-type="time" office:time-value="PT2H0M0S" table:formula="of:=[.C42]-[.B42]" table:style-name="ce10">
            <text:p>02:00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table:style-name="ce19"/>
          <table:table-cell office:value-type="string" office:string-value=" " table:formula="of:=IF([.E42]=&quot;x&quot;;[.$D42];&quot; &quot;)" table:style-name="ce12">
            <text:p><text:s/></text:p>
          </table:table-cell>
          <table:table-cell office:value-type="string" office:string-value=" " table:formula="of:=IF([.F42]=&quot;x&quot;;[.$D42];&quot; &quot;)" table:style-name="ce12">
            <text:p><text:s/></text:p>
          </table:table-cell>
          <table:table-cell office:value-type="string" office:string-value=" " table:formula="of:=IF([.G42]=&quot;x&quot;;[.$D42];&quot; &quot;)" table:style-name="ce12">
            <text:p><text:s/></text:p>
          </table:table-cell>
          <table:table-cell office:value-type="time" office:time-value="PT2H0M0S" table:formula="of:=IF([.H42]=&quot;x&quot;;[.$D42];&quot; &quot;)" table:style-name="ce12">
            <text:p>02:00</text:p>
          </table:table-cell>
          <table:table-cell table:style-name="ce12"/>
          <table:table-cell office:value-type="time" office:time-value="PT2H0M0S" table:formula="of:=COUNTIFS([.D42:.I42];&quot;x&quot;)*[.D42]" table:style-name="ce10">
            <text:p>02:00</text:p>
          </table:table-cell>
          <table:table-cell office:value-type="string" table:style-name="ce13">
            <text:p>Komponentendiagramm</text:p>
          </table:table-cell>
          <table:table-cell table:number-columns-repeated="16368"/>
        </table:table-row>
        <table:table-row table:style-name="ro3">
          <table:table-cell office:value-type="date" office:date-value="2022-05-27T00:00:00" table:style-name="ce20">
            <text:p>27.05.2022</text:p>
          </table:table-cell>
          <table:table-cell office:value-type="time" office:time-value="PT18H0M0S" table:style-name="ce9">
            <text:p>18:00</text:p>
          </table:table-cell>
          <table:table-cell office:value-type="time" office:time-value="PT20H0M0S" table:style-name="ce9">
            <text:p>20:00</text:p>
          </table:table-cell>
          <table:table-cell office:value-type="time" office:time-value="PT2H0M0S" table:formula="of:=[.C43]-[.B43]" table:style-name="ce10">
            <text:p>02:00</text:p>
          </table:table-cell>
          <table:table-cell table:number-columns-repeated="2" table:style-name="ce19"/>
          <table:table-cell office:value-type="string" table:style-name="ce19">
            <text:p>x</text:p>
          </table:table-cell>
          <table:table-cell table:number-columns-repeated="2" table:style-name="ce19"/>
          <table:table-cell office:value-type="string" office:string-value=" " table:formula="of:=IF([.E43]=&quot;x&quot;;[.$D43];&quot; &quot;)" table:style-name="ce12">
            <text:p><text:s/></text:p>
          </table:table-cell>
          <table:table-cell office:value-type="string" office:string-value=" " table:formula="of:=IF([.F43]=&quot;x&quot;;[.$D43];&quot; &quot;)" table:style-name="ce12">
            <text:p><text:s/></text:p>
          </table:table-cell>
          <table:table-cell office:value-type="time" office:time-value="PT2H0M0S" table:formula="of:=IF([.G43]=&quot;x&quot;;[.$D43];&quot; &quot;)" table:style-name="ce12">
            <text:p>02:00</text:p>
          </table:table-cell>
          <table:table-cell office:value-type="string" office:string-value=" " table:formula="of:=IF([.H43]=&quot;x&quot;;[.$D43];&quot; &quot;)" table:style-name="ce12">
            <text:p><text:s/></text:p>
          </table:table-cell>
          <table:table-cell office:value-type="string" office:string-value=" " table:formula="of:=IF([.I43]=&quot;x&quot;;[.$D43];&quot; &quot;)" table:style-name="ce12">
            <text:p><text:s/></text:p>
          </table:table-cell>
          <table:table-cell office:value-type="time" office:time-value="PT2H0M0S" table:formula="of:=COUNTIFS([.D43:.I43];&quot;x&quot;)*[.D43]" table:style-name="ce10">
            <text:p>02:00</text:p>
          </table:table-cell>
          <table:table-cell office:value-type="string" table:style-name="ce13">
            <text:p>Einarbeitung Godot (kleinere Spielereien am Prototyp)</text:p>
          </table:table-cell>
          <table:table-cell table:number-columns-repeated="16368"/>
        </table:table-row>
        <table:table-row table:style-name="ro3">
          <table:table-cell office:value-type="date" office:date-value="2022-05-29T00:00:00" table:style-name="ce20">
            <text:p>29.05.2022</text:p>
          </table:table-cell>
          <table:table-cell office:value-type="time" office:time-value="PT20H0M0S" table:style-name="ce9">
            <text:p>20:00</text:p>
          </table:table-cell>
          <table:table-cell office:value-type="time" office:time-value="PT22H0M0S" table:style-name="ce9">
            <text:p>22:00</text:p>
          </table:table-cell>
          <table:table-cell office:value-type="time" office:time-value="PT2H0M0S" table:formula="of:=[.C44]-[.B44]" table:style-name="ce10">
            <text:p>02:00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table:style-name="ce19"/>
          <table:table-cell office:value-type="string" office:string-value=" " table:formula="of:=IF([.E44]=&quot;x&quot;;[.$D44];&quot; &quot;)" table:style-name="ce12">
            <text:p><text:s/></text:p>
          </table:table-cell>
          <table:table-cell office:value-type="string" office:string-value=" " table:formula="of:=IF([.F44]=&quot;x&quot;;[.$D44];&quot; &quot;)" table:style-name="ce12">
            <text:p><text:s/></text:p>
          </table:table-cell>
          <table:table-cell office:value-type="string" office:string-value=" " table:formula="of:=IF([.G44]=&quot;x&quot;;[.$D44];&quot; &quot;)" table:style-name="ce12">
            <text:p><text:s/></text:p>
          </table:table-cell>
          <table:table-cell office:value-type="time" office:time-value="PT2H0M0S" table:formula="of:=IF([.H44]=&quot;x&quot;;[.$D44];&quot; &quot;)" table:style-name="ce12">
            <text:p>02:00</text:p>
          </table:table-cell>
          <table:table-cell office:value-type="string" office:string-value=" " table:formula="of:=IF([.I44]=&quot;x&quot;;[.$D44];&quot; &quot;)" table:style-name="ce12">
            <text:p><text:s/></text:p>
          </table:table-cell>
          <table:table-cell office:value-type="time" office:time-value="PT2H0M0S" table:formula="of:=COUNTIFS([.D44:.I44];&quot;x&quot;)*[.D44]" table:style-name="ce10">
            <text:p>02:00</text:p>
          </table:table-cell>
          <table:table-cell office:value-type="string" table:style-name="ce13">
            <text:p>Startbildschirm erstellt</text:p>
          </table:table-cell>
          <table:table-cell table:number-columns-repeated="16368"/>
        </table:table-row>
        <table:table-row table:style-name="ro3">
          <table:table-cell office:value-type="date" office:date-value="2022-05-30T00:00:00" table:style-name="ce20">
            <text:p>30.05.2022</text:p>
          </table:table-cell>
          <table:table-cell office:value-type="time" office:time-value="PT10H0M0S" table:style-name="ce9">
            <text:p>10:00</text:p>
          </table:table-cell>
          <table:table-cell office:value-type="time" office:time-value="PT15H30M0S" table:style-name="ce9">
            <text:p>15:30</text:p>
          </table:table-cell>
          <table:table-cell office:value-type="time" office:time-value="PT5H30M0S" table:formula="of:=[.C45]-[.B45]" table:style-name="ce10">
            <text:p>05:30</text:p>
          </table:table-cell>
          <table:table-cell table:number-columns-repeated="2" table:style-name="ce19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office:string-value=" " table:formula="of:=IF([.E45]=&quot;x&quot;;[.$D45];&quot; &quot;)" table:style-name="ce12">
            <text:p><text:s/></text:p>
          </table:table-cell>
          <table:table-cell office:value-type="string" office:string-value=" " table:formula="of:=IF([.F45]=&quot;x&quot;;[.$D45];&quot; &quot;)" table:style-name="ce12">
            <text:p><text:s/></text:p>
          </table:table-cell>
          <table:table-cell office:value-type="time" office:time-value="PT5H30M0S" table:formula="of:=IF([.G45]=&quot;x&quot;;[.$D45];&quot; &quot;)" table:style-name="ce12">
            <text:p>05:30</text:p>
          </table:table-cell>
          <table:table-cell office:value-type="time" office:time-value="PT5H30M0S" table:formula="of:=IF([.H45]=&quot;x&quot;;[.$D45];&quot; &quot;)" table:style-name="ce12">
            <text:p>05:30</text:p>
          </table:table-cell>
          <table:table-cell office:value-type="string" office:string-value=" " table:formula="of:=IF([.I45]=&quot;x&quot;;[.$D45];&quot; &quot;)" table:style-name="ce12">
            <text:p><text:s/></text:p>
          </table:table-cell>
          <table:table-cell office:value-type="time" office:time-value="PT11H0M0S" table:formula="of:=COUNTIFS([.D45:.I45];&quot;x&quot;)*[.D45]" table:style-name="ce10">
            <text:p>11:00</text:p>
          </table:table-cell>
          <table:table-cell office:value-type="string" table:style-name="ce13">
            <text:p>Json Handling auf dem Startbildschirm</text:p>
          </table:table-cell>
          <table:table-cell table:number-columns-repeated="16368"/>
        </table:table-row>
        <table:table-row table:style-name="ro3">
          <table:table-cell office:value-type="date" office:date-value="2022-05-30T00:00:00" table:style-name="ce8">
            <text:p>30.5.22</text:p>
          </table:table-cell>
          <table:table-cell office:value-type="time" office:time-value="PT10H0M0S" table:style-name="ce9">
            <text:p>10:00</text:p>
          </table:table-cell>
          <table:table-cell office:value-type="time" office:time-value="PT18H0M0S" table:style-name="ce9">
            <text:p>18:00</text:p>
          </table:table-cell>
          <table:table-cell office:value-type="time" office:time-value="PT8H0M0S" table:formula="of:=[.C46]-[.B46]" table:style-name="ce10">
            <text:p>08:00</text:p>
          </table:table-cell>
          <table:table-cell table:style-name="ce19"/>
          <table:table-cell office:value-type="string" table:style-name="ce19">
            <text:p>x</text:p>
          </table:table-cell>
          <table:table-cell table:number-columns-repeated="3" table:style-name="ce19"/>
          <table:table-cell office:value-type="string" office:string-value=" " table:formula="of:=IF([.E46]=&quot;x&quot;;[.$D46];&quot; &quot;)" table:style-name="ce12">
            <text:p><text:s/></text:p>
          </table:table-cell>
          <table:table-cell office:value-type="time" office:time-value="PT8H0M0S" table:formula="of:=IF([.F46]=&quot;x&quot;;[.$D46];&quot; &quot;)" table:style-name="ce12">
            <text:p>08:00</text:p>
          </table:table-cell>
          <table:table-cell office:value-type="string" office:string-value=" " table:formula="of:=IF([.G46]=&quot;x&quot;;[.$D46];&quot; &quot;)" table:style-name="ce12">
            <text:p><text:s/></text:p>
          </table:table-cell>
          <table:table-cell office:value-type="string" office:string-value=" " table:formula="of:=IF([.H46]=&quot;x&quot;;[.$D46];&quot; &quot;)" table:style-name="ce12">
            <text:p><text:s/></text:p>
          </table:table-cell>
          <table:table-cell office:value-type="string" office:string-value=" " table:formula="of:=IF([.I46]=&quot;x&quot;;[.$D46];&quot; &quot;)" table:style-name="ce12">
            <text:p><text:s/></text:p>
          </table:table-cell>
          <table:table-cell office:value-type="time" office:time-value="PT8H0M0S" table:formula="of:=COUNTIFS([.D46:.I46];&quot;x&quot;)*[.D46]" table:style-name="ce10">
            <text:p>08:00</text:p>
          </table:table-cell>
          <table:table-cell office:value-type="string" table:style-name="ce13">
            <text:p>Json Handling nochmal (leider…), aber auch validate und Mapsize wird verwendet</text:p>
          </table:table-cell>
          <table:table-cell table:number-columns-repeated="16368"/>
        </table:table-row>
        <table:table-row table:style-name="ro3">
          <table:table-cell office:value-type="date" office:date-value="2022-05-30T00:00:00" table:style-name="ce8">
            <text:p>30.5.22</text:p>
          </table:table-cell>
          <table:table-cell office:value-type="time" office:time-value="PT14H30M0S" table:style-name="ce9">
            <text:p>14:30</text:p>
          </table:table-cell>
          <table:table-cell office:value-type="time" office:time-value="PT15H30M0S" table:style-name="ce9">
            <text:p>15:30</text:p>
          </table:table-cell>
          <table:table-cell office:value-type="time" office:time-value="PT1H0M0S" table:formula="of:=[.C47]-[.B47]" table:style-name="ce10">
            <text:p>01:00</text:p>
          </table:table-cell>
          <table:table-cell office:value-type="string" table:style-name="ce19">
            <text:p>x</text:p>
          </table:table-cell>
          <table:table-cell table:number-columns-repeated="4" table:style-name="ce19"/>
          <table:table-cell office:value-type="time" office:time-value="PT1H0M0S" table:formula="of:=IF([.E47]=&quot;x&quot;;[.$D47];&quot; &quot;)" table:style-name="ce12">
            <text:p>01:00</text:p>
          </table:table-cell>
          <table:table-cell office:value-type="string" office:string-value=" " table:formula="of:=IF([.F47]=&quot;x&quot;;[.$D47];&quot; &quot;)" table:style-name="ce12">
            <text:p><text:s/></text:p>
          </table:table-cell>
          <table:table-cell office:value-type="string" office:string-value=" " table:formula="of:=IF([.G47]=&quot;x&quot;;[.$D47];&quot; &quot;)" table:style-name="ce12">
            <text:p><text:s/></text:p>
          </table:table-cell>
          <table:table-cell office:value-type="string" office:string-value=" " table:formula="of:=IF([.H47]=&quot;x&quot;;[.$D47];&quot; &quot;)" table:style-name="ce12">
            <text:p><text:s/></text:p>
          </table:table-cell>
          <table:table-cell office:value-type="string" office:string-value=" " table:formula="of:=IF([.I47]=&quot;x&quot;;[.$D47];&quot; &quot;)" table:style-name="ce12">
            <text:p><text:s/></text:p>
          </table:table-cell>
          <table:table-cell office:value-type="time" office:time-value="PT1H0M0S" table:formula="of:=COUNTIFS([.D47:.I47];&quot;x&quot;)*[.D47]" table:style-name="ce10">
            <text:p>01:00</text:p>
          </table:table-cell>
          <table:table-cell office:value-type="string" table:style-name="ce13">
            <text:p>Json darstellen, refac fixxen und merge conflicts auflösen</text:p>
          </table:table-cell>
          <table:table-cell table:number-columns-repeated="16368"/>
        </table:table-row>
        <table:table-row table:style-name="ro3">
          <table:table-cell office:value-type="date" office:date-value="2022-05-31T00:00:00" table:style-name="ce8">
            <text:p>31.5.22</text:p>
          </table:table-cell>
          <table:table-cell office:value-type="time" office:time-value="PT13H0M0S" table:style-name="ce21">
            <text:p>13:00:00</text:p>
          </table:table-cell>
          <table:table-cell office:value-type="time" office:time-value="PT16H0M0S" table:style-name="ce21">
            <text:p>16:00:00</text:p>
          </table:table-cell>
          <table:table-cell office:value-type="time" office:time-value="PT3H0M0S" table:formula="of:=[.C48]-[.B48]" table:style-name="ce10">
            <text:p>03:00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office:string-value=" " table:formula="of:=IF([.E48]=&quot;x&quot;;[.$D48];&quot; &quot;)" table:style-name="ce12">
            <text:p><text:s/></text:p>
          </table:table-cell>
          <table:table-cell office:value-type="time" office:time-value="PT3H0M0S" table:formula="of:=IF([.F48]=&quot;x&quot;;[.$D48];&quot; &quot;)" table:style-name="ce12">
            <text:p>03:00</text:p>
          </table:table-cell>
          <table:table-cell office:value-type="time" office:time-value="PT3H0M0S" table:formula="of:=IF([.G48]=&quot;x&quot;;[.$D48];&quot; &quot;)" table:style-name="ce12">
            <text:p>03:00</text:p>
          </table:table-cell>
          <table:table-cell office:value-type="time" office:time-value="PT3H0M0S" table:formula="of:=IF([.H48]=&quot;x&quot;;[.$D48];&quot; &quot;)" table:style-name="ce12">
            <text:p>03:00</text:p>
          </table:table-cell>
          <table:table-cell office:value-type="time" office:time-value="PT3H0M0S" table:formula="of:=IF([.I48]=&quot;x&quot;;[.$D48];&quot; &quot;)" table:style-name="ce12">
            <text:p>03:00</text:p>
          </table:table-cell>
          <table:table-cell office:value-type="time" office:time-value="PT12H0M0S" table:formula="of:=COUNTIFS([.D48:.I48];&quot;x&quot;)*[.D48]" table:style-name="ce10">
            <text:p>12:00</text:p>
          </table:table-cell>
          <table:table-cell office:value-type="string" table:style-name="ce13">
            <text:p>Sprites und Debuggig versuch</text:p>
          </table:table-cell>
          <table:table-cell table:number-columns-repeated="16368"/>
        </table:table-row>
        <table:table-row table:style-name="ro3">
          <table:table-cell office:value-type="date" office:date-value="2022-06-01T00:00:00" table:style-name="ce22">
            <text:p>01.06.22</text:p>
          </table:table-cell>
          <table:table-cell office:value-type="time" office:time-value="PT12H0M0S" table:style-name="ce21">
            <text:p>12:00:00</text:p>
          </table:table-cell>
          <table:table-cell office:value-type="time" office:time-value="PT14H0M0S" table:style-name="ce21">
            <text:p>14:00:00</text:p>
          </table:table-cell>
          <table:table-cell office:value-type="time" office:time-value="PT2H0M0S" table:formula="of:=[.C49]-[.B49]" table:style-name="ce10">
            <text:p>02:00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table:style-name="ce19"/>
          <table:table-cell office:value-type="string" office:string-value=" " table:formula="of:=IF([.E49]=&quot;x&quot;;[.$D49];&quot; &quot;)" table:style-name="ce12">
            <text:p><text:s/></text:p>
          </table:table-cell>
          <table:table-cell office:value-type="string" office:string-value=" " table:formula="of:=IF([.F49]=&quot;x&quot;;[.$D49];&quot; &quot;)" table:style-name="ce12">
            <text:p><text:s/></text:p>
          </table:table-cell>
          <table:table-cell office:value-type="string" office:string-value=" " table:formula="of:=IF([.G49]=&quot;x&quot;;[.$D49];&quot; &quot;)" table:style-name="ce12">
            <text:p><text:s/></text:p>
          </table:table-cell>
          <table:table-cell office:value-type="time" office:time-value="PT2H0M0S" table:formula="of:=IF([.H49]=&quot;x&quot;;[.$D49];&quot; &quot;)" table:style-name="ce12">
            <text:p>02:00</text:p>
          </table:table-cell>
          <table:table-cell office:value-type="string" office:string-value=" " table:formula="of:=IF([.I49]=&quot;x&quot;;[.$D49];&quot; &quot;)" table:style-name="ce12">
            <text:p><text:s/></text:p>
          </table:table-cell>
          <table:table-cell office:value-type="time" office:time-value="PT2H0M0S" table:formula="of:=COUNTIFS([.D49:.I49];&quot;x&quot;)*[.D49]" table:style-name="ce10">
            <text:p>02:00</text:p>
          </table:table-cell>
          <table:table-cell office:value-type="string" table:style-name="ce13">
            <text:p>Kleinere Fixes am Editor für Messe</text:p>
          </table:table-cell>
          <table:table-cell table:number-columns-repeated="16368"/>
        </table:table-row>
        <table:table-row table:style-name="ro3">
          <table:table-cell office:value-type="date" office:date-value="2022-06-13T00:00:00" table:style-name="ce20">
            <text:p>13.06.2022</text:p>
          </table:table-cell>
          <table:table-cell office:value-type="time" office:time-value="PT14H0M0S" table:style-name="ce9">
            <text:p>14:00</text:p>
          </table:table-cell>
          <table:table-cell office:value-type="time" office:time-value="PT15H0M0S" table:style-name="ce9">
            <text:p>15:00</text:p>
          </table:table-cell>
          <table:table-cell office:value-type="time" office:time-value="PT1H0M0S" table:formula="of:=[.C50]-[.B50]" table:style-name="ce10">
            <text:p>01:00</text:p>
          </table:table-cell>
          <table:table-cell table:number-columns-repeated="2" table:style-name="ce19"/>
          <table:table-cell office:value-type="string" table:style-name="ce19">
            <text:p>x</text:p>
          </table:table-cell>
          <table:table-cell table:number-columns-repeated="2" table:style-name="ce19"/>
          <table:table-cell office:value-type="string" office:string-value=" " table:formula="of:=IF([.E50]=&quot;x&quot;;[.$D50];&quot; &quot;)" table:style-name="ce12">
            <text:p><text:s/></text:p>
          </table:table-cell>
          <table:table-cell office:value-type="string" office:string-value=" " table:formula="of:=IF([.F50]=&quot;x&quot;;[.$D50];&quot; &quot;)" table:style-name="ce12">
            <text:p><text:s/></text:p>
          </table:table-cell>
          <table:table-cell office:value-type="time" office:time-value="PT1H0M0S" table:formula="of:=IF([.G50]=&quot;x&quot;;[.$D50];&quot; &quot;)" table:style-name="ce12">
            <text:p>01:00</text:p>
          </table:table-cell>
          <table:table-cell office:value-type="string" office:string-value=" " table:formula="of:=IF([.H50]=&quot;x&quot;;[.$D50];&quot; &quot;)" table:style-name="ce12">
            <text:p><text:s/></text:p>
          </table:table-cell>
          <table:table-cell office:value-type="string" office:string-value=" " table:formula="of:=IF([.I50]=&quot;x&quot;;[.$D50];&quot; &quot;)" table:style-name="ce12">
            <text:p><text:s/></text:p>
          </table:table-cell>
          <table:table-cell office:value-type="time" office:time-value="PT1H0M0S" table:formula="of:=COUNTIFS([.D50:.I50];&quot;x&quot;)*[.D50]" table:style-name="ce10">
            <text:p>01:00</text:p>
          </table:table-cell>
          <table:table-cell office:value-type="string" table:style-name="ce13">
            <text:p>JSON Serialisieren + Messe vorbereiten + Pflichtenheft cover + diverses</text:p>
          </table:table-cell>
          <table:table-cell table:number-columns-repeated="16368"/>
        </table:table-row>
        <table:table-row table:style-name="ro3">
          <table:table-cell office:value-type="date" office:date-value="2022-06-21T00:00:00" table:style-name="ce8">
            <text:p>21.6.22</text:p>
          </table:table-cell>
          <table:table-cell office:value-type="time" office:time-value="PT11H0M0S" table:style-name="ce9">
            <text:p>11:00</text:p>
          </table:table-cell>
          <table:table-cell office:value-type="time" office:time-value="PT12H0M0S" table:style-name="ce9">
            <text:p>12:00</text:p>
          </table:table-cell>
          <table:table-cell office:value-type="time" office:time-value="PT1H0M0S" table:formula="of:=[.C51]-[.B51]" table:style-name="ce10">
            <text:p>01:00</text:p>
          </table:table-cell>
          <table:table-cell office:value-type="string" table:style-name="ce19">
            <text:p>x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office:value-type="time" office:time-value="PT1H0M0S" table:formula="of:=IF([.E51]=&quot;x&quot;;[.$D51];&quot; &quot;)" table:style-name="ce12">
            <text:p>01:00</text:p>
          </table:table-cell>
          <table:table-cell office:value-type="string" office:string-value=" " table:formula="of:=IF([.F51]=&quot;x&quot;;[.$D51];&quot; &quot;)" table:style-name="ce12">
            <text:p><text:s/></text:p>
          </table:table-cell>
          <table:table-cell office:value-type="string" office:string-value=" " table:formula="of:=IF([.G51]=&quot;x&quot;;[.$D51];&quot; &quot;)" table:style-name="ce12">
            <text:p><text:s/></text:p>
          </table:table-cell>
          <table:table-cell office:value-type="string" office:string-value=" " table:formula="of:=IF([.H51]=&quot;x&quot;;[.$D51];&quot; &quot;)" table:style-name="ce12">
            <text:p><text:s/></text:p>
          </table:table-cell>
          <table:table-cell office:value-type="time" office:time-value="PT1H0M0S" table:formula="of:=IF([.I51]=&quot;x&quot;;[.$D51];&quot; &quot;)" table:style-name="ce12">
            <text:p>01:00</text:p>
          </table:table-cell>
          <table:table-cell office:value-type="time" office:time-value="PT2H0M0S" table:formula="of:=COUNTIFS([.D51:.I51];&quot;x&quot;)*[.D51]" table:style-name="ce10">
            <text:p>02:00</text:p>
          </table:table-cell>
          <table:table-cell office:value-type="string" table:style-name="ce13">
            <text:p>Vorbereitungen Messe</text:p>
          </table:table-cell>
          <table:table-cell table:number-columns-repeated="16368"/>
        </table:table-row>
        <table:table-row table:style-name="ro3">
          <table:table-cell office:value-type="date" office:date-value="2022-06-22T00:00:00" table:style-name="ce8">
            <text:p>22.6.22</text:p>
          </table:table-cell>
          <table:table-cell office:value-type="time" office:time-value="PT14H0M0S" table:style-name="ce9">
            <text:p>14:00</text:p>
          </table:table-cell>
          <table:table-cell office:value-type="time" office:time-value="PT16H0M0S" table:style-name="ce9">
            <text:p>16:00</text:p>
          </table:table-cell>
          <table:table-cell office:value-type="time" office:time-value="PT2H0M0S" table:formula="of:=[.C52]-[.B52]" table:style-name="ce10">
            <text:p>02:00</text:p>
          </table:table-cell>
          <table:table-cell table:number-columns-repeated="2" table:style-name="ce19"/>
          <table:table-cell office:value-type="string" table:style-name="ce19">
            <text:p>x</text:p>
          </table:table-cell>
          <table:table-cell table:number-columns-repeated="2" table:style-name="ce19"/>
          <table:table-cell office:value-type="string" office:string-value=" " table:formula="of:=IF([.E52]=&quot;x&quot;;[.$D52];&quot; &quot;)" table:style-name="ce12">
            <text:p><text:s/></text:p>
          </table:table-cell>
          <table:table-cell office:value-type="string" office:string-value=" " table:formula="of:=IF([.F52]=&quot;x&quot;;[.$D52];&quot; &quot;)" table:style-name="ce12">
            <text:p><text:s/></text:p>
          </table:table-cell>
          <table:table-cell office:value-type="time" office:time-value="PT2H0M0S" table:formula="of:=IF([.G52]=&quot;x&quot;;[.$D52];&quot; &quot;)" table:style-name="ce12">
            <text:p>02:00</text:p>
          </table:table-cell>
          <table:table-cell office:value-type="string" office:string-value=" " table:formula="of:=IF([.H52]=&quot;x&quot;;[.$D52];&quot; &quot;)" table:style-name="ce12">
            <text:p><text:s/></text:p>
          </table:table-cell>
          <table:table-cell office:value-type="string" office:string-value=" " table:formula="of:=IF([.I52]=&quot;x&quot;;[.$D52];&quot; &quot;)" table:style-name="ce12">
            <text:p><text:s/></text:p>
          </table:table-cell>
          <table:table-cell office:value-type="time" office:time-value="PT2H0M0S" table:formula="of:=COUNTIFS([.D52:.I52];&quot;x&quot;)*[.D52]" table:style-name="ce10">
            <text:p>02:00</text:p>
          </table:table-cell>
          <table:table-cell office:value-type="string" table:style-name="ce13">
            <text:p>Finishing Editor</text:p>
          </table:table-cell>
          <table:table-cell table:number-columns-repeated="16368"/>
        </table:table-row>
        <table:table-row table:style-name="ro3">
          <table:table-cell office:value-type="date" office:date-value="2022-06-22T00:00:00" table:style-name="ce22">
            <text:p>22.06.22</text:p>
          </table:table-cell>
          <table:table-cell office:value-type="time" office:time-value="PT19H0M0S" table:style-name="ce21">
            <text:p>19:00:00</text:p>
          </table:table-cell>
          <table:table-cell office:value-type="time" office:time-value="PT20H0M0S" table:style-name="ce21">
            <text:p>20:00:00</text:p>
          </table:table-cell>
          <table:table-cell office:value-type="time" office:time-value="PT1H0M0S" table:formula="of:=[.C53]-[.B53]" table:style-name="ce10">
            <text:p>01:00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table:style-name="ce19"/>
          <table:table-cell office:value-type="string" office:string-value=" " table:formula="of:=IF([.E53]=&quot;x&quot;;[.$D53];&quot; &quot;)" table:style-name="ce12">
            <text:p><text:s/></text:p>
          </table:table-cell>
          <table:table-cell office:value-type="string" office:string-value=" " table:formula="of:=IF([.F53]=&quot;x&quot;;[.$D53];&quot; &quot;)" table:style-name="ce12">
            <text:p><text:s/></text:p>
          </table:table-cell>
          <table:table-cell office:value-type="string" office:string-value=" " table:formula="of:=IF([.G53]=&quot;x&quot;;[.$D53];&quot; &quot;)" table:style-name="ce12">
            <text:p><text:s/></text:p>
          </table:table-cell>
          <table:table-cell office:value-type="time" office:time-value="PT1H0M0S" table:formula="of:=IF([.H53]=&quot;x&quot;;[.$D53];&quot; &quot;)" table:style-name="ce12">
            <text:p>01:00</text:p>
          </table:table-cell>
          <table:table-cell office:value-type="string" office:string-value=" " table:formula="of:=IF([.I53]=&quot;x&quot;;[.$D53];&quot; &quot;)" table:style-name="ce12">
            <text:p><text:s/></text:p>
          </table:table-cell>
          <table:table-cell office:value-type="time" office:time-value="PT1H0M0S" table:formula="of:=COUNTIFS([.D53:.I53];&quot;x&quot;)*[.D53]" table:style-name="ce10">
            <text:p>01:00</text:p>
          </table:table-cell>
          <table:table-cell office:value-type="string" table:style-name="ce13">
            <text:p>Server testweise kompilieren und starten</text:p>
          </table:table-cell>
          <table:table-cell table:number-columns-repeated="16368"/>
        </table:table-row>
        <table:table-row table:style-name="ro3">
          <table:table-cell office:value-type="date" office:date-value="2022-06-23T00:00:00" table:style-name="ce8">
            <text:p>23.6.22</text:p>
          </table:table-cell>
          <table:table-cell office:value-type="time" office:time-value="PT14H0M0S" table:style-name="ce9">
            <text:p>14:00</text:p>
          </table:table-cell>
          <table:table-cell office:value-type="time" office:time-value="PT16H0M0S" table:style-name="ce9">
            <text:p>16:00</text:p>
          </table:table-cell>
          <table:table-cell office:value-type="time" office:time-value="PT2H0M0S" table:formula="of:=[.C54]-[.B54]" table:style-name="ce10">
            <text:p>02:00</text:p>
          </table:table-cell>
          <table:table-cell table:number-columns-repeated="2" table:style-name="ce19"/>
          <table:table-cell office:value-type="string" table:style-name="ce19">
            <text:p>x</text:p>
          </table:table-cell>
          <table:table-cell table:number-columns-repeated="2" table:style-name="ce19"/>
          <table:table-cell office:value-type="string" office:string-value=" " table:formula="of:=IF([.E54]=&quot;x&quot;;[.$D54];&quot; &quot;)" table:style-name="ce12">
            <text:p><text:s/></text:p>
          </table:table-cell>
          <table:table-cell office:value-type="string" office:string-value=" " table:formula="of:=IF([.F54]=&quot;x&quot;;[.$D54];&quot; &quot;)" table:style-name="ce12">
            <text:p><text:s/></text:p>
          </table:table-cell>
          <table:table-cell office:value-type="time" office:time-value="PT2H0M0S" table:formula="of:=IF([.G54]=&quot;x&quot;;[.$D54];&quot; &quot;)" table:style-name="ce12">
            <text:p>02:00</text:p>
          </table:table-cell>
          <table:table-cell office:value-type="string" office:string-value=" " table:formula="of:=IF([.H54]=&quot;x&quot;;[.$D54];&quot; &quot;)" table:style-name="ce12">
            <text:p><text:s/></text:p>
          </table:table-cell>
          <table:table-cell office:value-type="string" office:string-value=" " table:formula="of:=IF([.I54]=&quot;x&quot;;[.$D54];&quot; &quot;)" table:style-name="ce12">
            <text:p><text:s/></text:p>
          </table:table-cell>
          <table:table-cell office:value-type="time" office:time-value="PT2H0M0S" table:formula="of:=COUNTIFS([.D54:.I54];&quot;x&quot;)*[.D54]" table:style-name="ce10">
            <text:p>02:00</text:p>
          </table:table-cell>
          <table:table-cell office:value-type="string" table:style-name="ce13">
            <text:p>Kommentieren, Bug Fixes, Editor Testen, UI überarbeiten, Musik hinzufügen</text:p>
          </table:table-cell>
          <table:table-cell table:number-columns-repeated="16368"/>
        </table:table-row>
        <table:table-row table:style-name="ro3">
          <table:table-cell office:value-type="date" office:date-value="2022-06-24T00:00:00" table:style-name="ce8">
            <text:p>24.6.22</text:p>
          </table:table-cell>
          <table:table-cell office:value-type="time" office:time-value="PT13H0M0S" table:style-name="ce9">
            <text:p>13:00</text:p>
          </table:table-cell>
          <table:table-cell office:value-type="time" office:time-value="PT16H0M0S" table:style-name="ce9">
            <text:p>16:00</text:p>
          </table:table-cell>
          <table:table-cell office:value-type="time" office:time-value="PT3H0M0S" table:formula="of:=[.C55]-[.B55]" table:style-name="ce10">
            <text:p>03:00</text:p>
          </table:table-cell>
          <table:table-cell table:number-columns-repeated="2" table:style-name="ce19"/>
          <table:table-cell office:value-type="string" table:style-name="ce19">
            <text:p>x</text:p>
          </table:table-cell>
          <table:table-cell table:number-columns-repeated="2" table:style-name="ce19"/>
          <table:table-cell office:value-type="string" office:string-value=" " table:formula="of:=IF([.E55]=&quot;x&quot;;[.$D55];&quot; &quot;)" table:style-name="ce12">
            <text:p><text:s/></text:p>
          </table:table-cell>
          <table:table-cell office:value-type="string" office:string-value=" " table:formula="of:=IF([.F55]=&quot;x&quot;;[.$D55];&quot; &quot;)" table:style-name="ce12">
            <text:p><text:s/></text:p>
          </table:table-cell>
          <table:table-cell office:value-type="time" office:time-value="PT3H0M0S" table:formula="of:=IF([.G55]=&quot;x&quot;;[.$D55];&quot; &quot;)" table:style-name="ce12">
            <text:p>03:00</text:p>
          </table:table-cell>
          <table:table-cell office:value-type="string" office:string-value=" " table:formula="of:=IF([.H55]=&quot;x&quot;;[.$D55];&quot; &quot;)" table:style-name="ce12">
            <text:p><text:s/></text:p>
          </table:table-cell>
          <table:table-cell office:value-type="string" office:string-value=" " table:formula="of:=IF([.I55]=&quot;x&quot;;[.$D55];&quot; &quot;)" table:style-name="ce12">
            <text:p><text:s/></text:p>
          </table:table-cell>
          <table:table-cell office:value-type="time" office:time-value="PT3H0M0S" table:formula="of:=COUNTIFS([.D55:.I55];&quot;x&quot;)*[.D55]" table:style-name="ce10">
            <text:p>03:00</text:p>
          </table:table-cell>
          <table:table-cell office:value-type="string" table:style-name="ce13">
            <text:p>Client Projekt angelegt</text:p>
          </table:table-cell>
          <table:table-cell table:number-columns-repeated="16368"/>
        </table:table-row>
        <table:table-row table:style-name="ro3">
          <table:table-cell office:value-type="date" office:date-value="2022-06-24T00:00:00" table:style-name="ce22">
            <text:p>24.06.22</text:p>
          </table:table-cell>
          <table:table-cell office:value-type="time" office:time-value="PT14H0M0S" table:style-name="ce21">
            <text:p>14:00:00</text:p>
          </table:table-cell>
          <table:table-cell office:value-type="time" office:time-value="PT18H0M0S" table:style-name="ce21">
            <text:p>18:00:00</text:p>
          </table:table-cell>
          <table:table-cell office:value-type="time" office:time-value="PT4H0M0S" table:formula="of:=[.C56]-[.B56]" table:style-name="ce10">
            <text:p>04:00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table:style-name="ce19"/>
          <table:table-cell office:value-type="string" office:string-value=" " table:formula="of:=IF([.E56]=&quot;x&quot;;[.$D56];&quot; &quot;)" table:style-name="ce12">
            <text:p><text:s/></text:p>
          </table:table-cell>
          <table:table-cell office:value-type="string" office:string-value=" " table:formula="of:=IF([.F56]=&quot;x&quot;;[.$D56];&quot; &quot;)" table:style-name="ce12">
            <text:p><text:s/></text:p>
          </table:table-cell>
          <table:table-cell office:value-type="string" office:string-value=" " table:formula="of:=IF([.G56]=&quot;x&quot;;[.$D56];&quot; &quot;)" table:style-name="ce12">
            <text:p><text:s/></text:p>
          </table:table-cell>
          <table:table-cell office:value-type="time" office:time-value="PT4H0M0S" table:formula="of:=IF([.H56]=&quot;x&quot;;[.$D56];&quot; &quot;)" table:style-name="ce12">
            <text:p>04:00</text:p>
          </table:table-cell>
          <table:table-cell office:value-type="string" office:string-value=" " table:formula="of:=IF([.I56]=&quot;x&quot;;[.$D56];&quot; &quot;)" table:style-name="ce12">
            <text:p><text:s/></text:p>
          </table:table-cell>
          <table:table-cell office:value-type="time" office:time-value="PT4H0M0S" table:formula="of:=COUNTIFS([.D56:.I56];&quot;x&quot;)*[.D56]" table:style-name="ce10">
            <text:p>04:00</text:p>
          </table:table-cell>
          <table:table-cell office:value-type="string" table:style-name="ce13">
            <text:p>Server testen und Standard prüfen</text:p>
          </table:table-cell>
          <table:table-cell table:number-columns-repeated="16368"/>
        </table:table-row>
        <table:table-row table:style-name="ro3">
          <table:table-cell office:value-type="date" office:date-value="2022-06-25T00:00:00" table:style-name="ce8">
            <text:p>25.6.22</text:p>
          </table:table-cell>
          <table:table-cell office:value-type="time" office:time-value="PT10H0M0S" table:style-name="ce9">
            <text:p>10:00</text:p>
          </table:table-cell>
          <table:table-cell office:value-type="time" office:time-value="PT13H0M0S" table:style-name="ce9">
            <text:p>13:00</text:p>
          </table:table-cell>
          <table:table-cell office:value-type="time" office:time-value="PT3H0M0S" table:formula="of:=[.C57]-[.B57]" table:style-name="ce10">
            <text:p>03:00</text:p>
          </table:table-cell>
          <table:table-cell office:value-type="string" table:style-name="ce19">
            <text:p>x</text:p>
          </table:table-cell>
          <table:table-cell table:number-columns-repeated="4" table:style-name="ce19"/>
          <table:table-cell office:value-type="time" office:time-value="PT3H0M0S" table:formula="of:=IF([.E57]=&quot;x&quot;;[.$D57];&quot; &quot;)" table:style-name="ce12">
            <text:p>03:00</text:p>
          </table:table-cell>
          <table:table-cell office:value-type="string" office:string-value=" " table:formula="of:=IF([.F57]=&quot;x&quot;;[.$D57];&quot; &quot;)" table:style-name="ce12">
            <text:p><text:s/></text:p>
          </table:table-cell>
          <table:table-cell office:value-type="string" office:string-value=" " table:formula="of:=IF([.G57]=&quot;x&quot;;[.$D57];&quot; &quot;)" table:style-name="ce12">
            <text:p><text:s/></text:p>
          </table:table-cell>
          <table:table-cell office:value-type="string" office:string-value=" " table:formula="of:=IF([.H57]=&quot;x&quot;;[.$D57];&quot; &quot;)" table:style-name="ce12">
            <text:p><text:s/></text:p>
          </table:table-cell>
          <table:table-cell office:value-type="string" office:string-value=" " table:formula="of:=IF([.I57]=&quot;x&quot;;[.$D57];&quot; &quot;)" table:style-name="ce12">
            <text:p><text:s/></text:p>
          </table:table-cell>
          <table:table-cell office:value-type="time" office:time-value="PT3H0M0S" table:formula="of:=COUNTIFS([.D57:.I57];&quot;x&quot;)*[.D57]" table:style-name="ce10">
            <text:p>03:00</text:p>
          </table:table-cell>
          <table:table-cell office:value-type="string" table:style-name="ce13">
            <text:p>Hauswahl Screen</text:p>
          </table:table-cell>
          <table:table-cell table:number-columns-repeated="16368"/>
        </table:table-row>
        <table:table-row table:style-name="ro3">
          <table:table-cell office:value-type="date" office:date-value="2022-06-25T00:00:00" table:style-name="ce22">
            <text:p>25.06.22</text:p>
          </table:table-cell>
          <table:table-cell office:value-type="time" office:time-value="PT18H0M0S" table:style-name="ce21">
            <text:p>18:00:00</text:p>
          </table:table-cell>
          <table:table-cell office:value-type="time" office:time-value="PT21H0M0S" table:style-name="ce21">
            <text:p>21:00:00</text:p>
          </table:table-cell>
          <table:table-cell office:value-type="time" office:time-value="PT3H0M0S" table:formula="of:=[.C58]-[.B58]" table:style-name="ce10">
            <text:p>03:00</text:p>
          </table:table-cell>
          <table:table-cell table:style-name="ce19"/>
          <table:table-cell office:value-type="string" table:style-name="ce19">
            <text:p>x</text:p>
          </table:table-cell>
          <table:table-cell table:number-columns-repeated="3" table:style-name="ce19"/>
          <table:table-cell office:value-type="string" office:string-value=" " table:formula="of:=IF([.E58]=&quot;x&quot;;[.$D58];&quot; &quot;)" table:style-name="ce12">
            <text:p><text:s/></text:p>
          </table:table-cell>
          <table:table-cell office:value-type="time" office:time-value="PT3H0M0S" table:formula="of:=IF([.F58]=&quot;x&quot;;[.$D58];&quot; &quot;)" table:style-name="ce12">
            <text:p>03:00</text:p>
          </table:table-cell>
          <table:table-cell office:value-type="string" office:string-value=" " table:formula="of:=IF([.G58]=&quot;x&quot;;[.$D58];&quot; &quot;)" table:style-name="ce12">
            <text:p><text:s/></text:p>
          </table:table-cell>
          <table:table-cell office:value-type="string" office:string-value=" " table:formula="of:=IF([.H58]=&quot;x&quot;;[.$D58];&quot; &quot;)" table:style-name="ce12">
            <text:p><text:s/></text:p>
          </table:table-cell>
          <table:table-cell office:value-type="string" office:string-value=" " table:formula="of:=IF([.I58]=&quot;x&quot;;[.$D58];&quot; &quot;)" table:style-name="ce12">
            <text:p><text:s/></text:p>
          </table:table-cell>
          <table:table-cell office:value-type="time" office:time-value="PT3H0M0S" table:formula="of:=COUNTIFS([.D58:.I58];&quot;x&quot;)*[.D58]" table:style-name="ce10">
            <text:p>03:00</text:p>
          </table:table-cell>
          <table:table-cell office:value-type="string" table:style-name="ce13">
            <text:p>WebSocket aufbauen + Message parsen</text:p>
          </table:table-cell>
          <table:table-cell table:number-columns-repeated="16368"/>
        </table:table-row>
        <table:table-row table:style-name="ro3">
          <table:table-cell office:value-type="date" office:date-value="2022-06-28T00:00:00" table:style-name="ce8">
            <text:p>28.6.22</text:p>
          </table:table-cell>
          <table:table-cell office:value-type="time" office:time-value="PT17H0M0S" table:style-name="ce9">
            <text:p>17:00</text:p>
          </table:table-cell>
          <table:table-cell office:value-type="time" office:time-value="PT22H0M0S" table:style-name="ce9">
            <text:p>22:00</text:p>
          </table:table-cell>
          <table:table-cell office:value-type="time" office:time-value="PT5H0M0S" table:formula="of:=[.C59]-[.B59]" table:style-name="ce10">
            <text:p>05:00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time" office:time-value="PT5H0M0S" table:formula="of:=IF([.E59]=&quot;x&quot;;[.$D59];&quot; &quot;)" table:style-name="ce12">
            <text:p>05:00</text:p>
          </table:table-cell>
          <table:table-cell office:value-type="time" office:time-value="PT5H0M0S" table:formula="of:=IF([.F59]=&quot;x&quot;;[.$D59];&quot; &quot;)" table:style-name="ce12">
            <text:p>05:00</text:p>
          </table:table-cell>
          <table:table-cell office:value-type="time" office:time-value="PT5H0M0S" table:formula="of:=IF([.G59]=&quot;x&quot;;[.$D59];&quot; &quot;)" table:style-name="ce12">
            <text:p>05:00</text:p>
          </table:table-cell>
          <table:table-cell office:value-type="time" office:time-value="PT5H0M0S" table:formula="of:=IF([.H59]=&quot;x&quot;;[.$D59];&quot; &quot;)" table:style-name="ce12">
            <text:p>05:00</text:p>
          </table:table-cell>
          <table:table-cell office:value-type="string" office:string-value=" " table:formula="of:=IF([.I59]=&quot;x&quot;;[.$D59];&quot; &quot;)" table:style-name="ce12">
            <text:p><text:s/></text:p>
          </table:table-cell>
          <table:table-cell office:value-type="time" office:time-value="PT20H0M0S" table:formula="of:=COUNTIFS([.D59:.I59];&quot;x&quot;)*[.D59]" table:style-name="ce10">
            <text:p>20:00</text:p>
          </table:table-cell>
          <table:table-cell office:value-type="string" table:style-name="ce13">
            <text:p>WebSocket aufbauen + Message parsen</text:p>
          </table:table-cell>
          <table:table-cell table:number-columns-repeated="16368"/>
        </table:table-row>
        <table:table-row table:style-name="ro3">
          <table:table-cell office:value-type="date" office:date-value="2022-06-28T00:00:00" table:style-name="ce22">
            <text:p>28.06.22</text:p>
          </table:table-cell>
          <table:table-cell office:value-type="time" office:time-value="PT21H0M0S" table:style-name="ce21">
            <text:p>21:00:00</text:p>
          </table:table-cell>
          <table:table-cell office:value-type="time" office:time-value="PT23H0M0S" table:style-name="ce21">
            <text:p>23:00:00</text:p>
          </table:table-cell>
          <table:table-cell office:value-type="time" office:time-value="PT2H0M0S" table:formula="of:=[.C60]-[.B60]" table:style-name="ce10">
            <text:p>02:00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table:style-name="ce19"/>
          <table:table-cell office:value-type="string" office:string-value=" " table:formula="of:=IF([.E60]=&quot;x&quot;;[.$D60];&quot; &quot;)" table:style-name="ce12">
            <text:p><text:s/></text:p>
          </table:table-cell>
          <table:table-cell office:value-type="string" office:string-value=" " table:formula="of:=IF([.F60]=&quot;x&quot;;[.$D60];&quot; &quot;)" table:style-name="ce12">
            <text:p><text:s/></text:p>
          </table:table-cell>
          <table:table-cell office:value-type="string" office:string-value=" " table:formula="of:=IF([.G60]=&quot;x&quot;;[.$D60];&quot; &quot;)" table:style-name="ce12">
            <text:p><text:s/></text:p>
          </table:table-cell>
          <table:table-cell office:value-type="time" office:time-value="PT2H0M0S" table:formula="of:=IF([.H60]=&quot;x&quot;;[.$D60];&quot; &quot;)" table:style-name="ce12">
            <text:p>02:00</text:p>
          </table:table-cell>
          <table:table-cell office:value-type="string" office:string-value=" " table:formula="of:=IF([.I60]=&quot;x&quot;;[.$D60];&quot; &quot;)" table:style-name="ce12">
            <text:p><text:s/></text:p>
          </table:table-cell>
          <table:table-cell office:value-type="time" office:time-value="PT2H0M0S" table:formula="of:=COUNTIFS([.D60:.I60];&quot;x&quot;)*[.D60]" table:style-name="ce10">
            <text:p>02:00</text:p>
          </table:table-cell>
          <table:table-cell office:value-type="string" table:style-name="ce13">
            <text:p>KI-Angefangen, Client bis auf Heli, Nervenzusammenbruch, SPINTOWIN</text:p>
          </table:table-cell>
          <table:table-cell table:number-columns-repeated="16368"/>
        </table:table-row>
        <table:table-row table:style-name="ro3">
          <table:table-cell office:value-type="date" office:date-value="2022-06-29T00:00:00" table:style-name="ce8">
            <text:p>29.6.22</text:p>
          </table:table-cell>
          <table:table-cell office:value-type="time" office:time-value="PT12H0M0S" table:style-name="ce9">
            <text:p>12:00</text:p>
          </table:table-cell>
          <table:table-cell office:value-type="time" office:time-value="PT16H0M0S" table:style-name="ce9">
            <text:p>16:00</text:p>
          </table:table-cell>
          <table:table-cell office:value-type="time" office:time-value="PT4H0M0S" table:formula="of:=[.C61]-[.B61]" table:style-name="ce10">
            <text:p>04:00</text:p>
          </table:table-cell>
          <table:table-cell office:value-type="string" table:style-name="ce19">
            <text:p>x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office:value-type="time" office:time-value="PT4H0M0S" table:formula="of:=IF([.E61]=&quot;x&quot;;[.$D61];&quot; &quot;)" table:style-name="ce12">
            <text:p>04:00</text:p>
          </table:table-cell>
          <table:table-cell office:value-type="string" office:string-value=" " table:formula="of:=IF([.F61]=&quot;x&quot;;[.$D61];&quot; &quot;)" table:style-name="ce12">
            <text:p><text:s/></text:p>
          </table:table-cell>
          <table:table-cell office:value-type="string" office:string-value=" " table:formula="of:=IF([.G61]=&quot;x&quot;;[.$D61];&quot; &quot;)" table:style-name="ce12">
            <text:p><text:s/></text:p>
          </table:table-cell>
          <table:table-cell office:value-type="string" office:string-value=" " table:formula="of:=IF([.H61]=&quot;x&quot;;[.$D61];&quot; &quot;)" table:style-name="ce12">
            <text:p><text:s/></text:p>
          </table:table-cell>
          <table:table-cell office:value-type="time" office:time-value="PT4H0M0S" table:formula="of:=IF([.I61]=&quot;x&quot;;[.$D61];&quot; &quot;)" table:style-name="ce12">
            <text:p>04:00</text:p>
          </table:table-cell>
          <table:table-cell office:value-type="time" office:time-value="PT8H0M0S" table:formula="of:=COUNTIFS([.D61:.I61];&quot;x&quot;)*[.D61]" table:style-name="ce10">
            <text:p>08:00</text:p>
          </table:table-cell>
          <table:table-cell office:value-type="string" table:style-name="ce13">
            <text:p>GameScreen</text:p>
          </table:table-cell>
          <table:table-cell table:number-columns-repeated="16368"/>
        </table:table-row>
        <table:table-row table:style-name="ro3">
          <table:table-cell office:value-type="date" office:date-value="2022-06-29T00:00:00" table:style-name="ce22">
            <text:p>29.06.22</text:p>
          </table:table-cell>
          <table:table-cell office:value-type="time" office:time-value="PT12H0M0S" table:style-name="ce21">
            <text:p>12:00:00</text:p>
          </table:table-cell>
          <table:table-cell office:value-type="time" office:time-value="PT16H0M0S" table:style-name="ce21">
            <text:p>16:00:00</text:p>
          </table:table-cell>
          <table:table-cell office:value-type="time" office:time-value="PT4H0M0S" table:formula="of:=[.C62]-[.B62]" table:style-name="ce10">
            <text:p>04:00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table:style-name="ce19"/>
          <table:table-cell office:value-type="string" office:string-value=" " table:formula="of:=IF([.E62]=&quot;x&quot;;[.$D62];&quot; &quot;)" table:style-name="ce12">
            <text:p><text:s/></text:p>
          </table:table-cell>
          <table:table-cell office:value-type="string" office:string-value=" " table:formula="of:=IF([.F62]=&quot;x&quot;;[.$D62];&quot; &quot;)" table:style-name="ce12">
            <text:p><text:s/></text:p>
          </table:table-cell>
          <table:table-cell office:value-type="string" office:string-value=" " table:formula="of:=IF([.G62]=&quot;x&quot;;[.$D62];&quot; &quot;)" table:style-name="ce12">
            <text:p><text:s/></text:p>
          </table:table-cell>
          <table:table-cell office:value-type="time" office:time-value="PT4H0M0S" table:formula="of:=IF([.H62]=&quot;x&quot;;[.$D62];&quot; &quot;)" table:style-name="ce12">
            <text:p>04:00</text:p>
          </table:table-cell>
          <table:table-cell office:value-type="string" office:string-value=" " table:formula="of:=IF([.I62]=&quot;x&quot;;[.$D62];&quot; &quot;)" table:style-name="ce12">
            <text:p><text:s/></text:p>
          </table:table-cell>
          <table:table-cell office:value-type="time" office:time-value="PT4H0M0S" table:formula="of:=COUNTIFS([.D62:.I62];&quot;x&quot;)*[.D62]" table:style-name="ce10">
            <text:p>04:00</text:p>
          </table:table-cell>
          <table:table-cell office:value-type="string" table:style-name="ce13">
            <text:p>Server: Heli Flugroute auf Sandsturmkollision prüfen</text:p>
          </table:table-cell>
          <table:table-cell table:number-columns-repeated="16368"/>
        </table:table-row>
        <table:table-row table:style-name="ro3">
          <table:table-cell office:value-type="date" office:date-value="2022-06-30T00:00:00" table:style-name="ce22">
            <text:p>30.06.22</text:p>
          </table:table-cell>
          <table:table-cell office:value-type="time" office:time-value="PT17H0M0S" table:style-name="ce21">
            <text:p>17:00:00</text:p>
          </table:table-cell>
          <table:table-cell office:value-type="time" office:time-value="PT23H0M0S" table:style-name="ce21">
            <text:p>23:00:00</text:p>
          </table:table-cell>
          <table:table-cell office:value-type="time" office:time-value="PT6H0M0S" table:formula="of:=[.C63]-[.B63]" table:style-name="ce10">
            <text:p>06:00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time" office:time-value="PT6H0M0S" table:formula="of:=IF([.E63]=&quot;x&quot;;[.$D63];&quot; &quot;)" table:style-name="ce12">
            <text:p>06:00</text:p>
          </table:table-cell>
          <table:table-cell office:value-type="time" office:time-value="PT6H0M0S" table:formula="of:=IF([.F63]=&quot;x&quot;;[.$D63];&quot; &quot;)" table:style-name="ce12">
            <text:p>06:00</text:p>
          </table:table-cell>
          <table:table-cell office:value-type="time" office:time-value="PT6H0M0S" table:formula="of:=IF([.G63]=&quot;x&quot;;[.$D63];&quot; &quot;)" table:style-name="ce12">
            <text:p>06:00</text:p>
          </table:table-cell>
          <table:table-cell office:value-type="time" office:time-value="PT6H0M0S" table:formula="of:=IF([.H63]=&quot;x&quot;;[.$D63];&quot; &quot;)" table:style-name="ce12">
            <text:p>06:00</text:p>
          </table:table-cell>
          <table:table-cell office:value-type="time" office:time-value="PT6H0M0S" table:formula="of:=IF([.I63]=&quot;x&quot;;[.$D63];&quot; &quot;)" table:style-name="ce12">
            <text:p>06:00</text:p>
          </table:table-cell>
          <table:table-cell office:value-type="time" office:time-value="PT30H0M0S" table:formula="of:=COUNTIFS([.D63:.I63];&quot;x&quot;)*[.D63]" table:style-name="ce10">
            <text:p>06:00</text:p>
          </table:table-cell>
          <table:table-cell office:value-type="string" table:style-name="ce13">
            <text:p>Server Standard anpassen und Sprites überarbeiten</text:p>
          </table:table-cell>
          <table:table-cell table:number-columns-repeated="16368"/>
        </table:table-row>
        <table:table-row table:style-name="ro3">
          <table:table-cell office:value-type="date" office:date-value="2022-07-01T00:00:00" table:style-name="ce22">
            <text:p>01.07.22</text:p>
          </table:table-cell>
          <table:table-cell office:value-type="time" office:time-value="PT11H0M0S" table:style-name="ce21">
            <text:p>11:00:00</text:p>
          </table:table-cell>
          <table:table-cell office:value-type="time" office:time-value="PT16H0M0S" table:style-name="ce21">
            <text:p>16:00:00</text:p>
          </table:table-cell>
          <table:table-cell office:value-type="time" office:time-value="PT5H0M0S" table:formula="of:=[.C64]-[.B64]" table:style-name="ce10">
            <text:p>05:00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office:string-value=" " table:formula="of:=IF([.E64]=&quot;x&quot;;[.$D64];&quot; &quot;)" table:style-name="ce12">
            <text:p><text:s/></text:p>
          </table:table-cell>
          <table:table-cell office:value-type="time" office:time-value="PT5H0M0S" table:formula="of:=IF([.F64]=&quot;x&quot;;[.$D64];&quot; &quot;)" table:style-name="ce12">
            <text:p>05:00</text:p>
          </table:table-cell>
          <table:table-cell office:value-type="time" office:time-value="PT5H0M0S" table:formula="of:=IF([.G64]=&quot;x&quot;;[.$D64];&quot; &quot;)" table:style-name="ce12">
            <text:p>05:00</text:p>
          </table:table-cell>
          <table:table-cell office:value-type="time" office:time-value="PT5H0M0S" table:formula="of:=IF([.H64]=&quot;x&quot;;[.$D64];&quot; &quot;)" table:style-name="ce12">
            <text:p>05:00</text:p>
          </table:table-cell>
          <table:table-cell office:value-type="string" office:string-value=" " table:formula="of:=IF([.I64]=&quot;x&quot;;[.$D64];&quot; &quot;)" table:style-name="ce12">
            <text:p><text:s/></text:p>
          </table:table-cell>
          <table:table-cell office:value-type="time" office:time-value="PT15H0M0S" table:formula="of:=COUNTIFS([.D64:.I64];&quot;x&quot;)*[.D64]" table:style-name="ce10">
            <text:p>15:00</text:p>
          </table:table-cell>
          <table:table-cell office:value-type="string" table:style-name="ce13">
            <text:p>NetCom Klassen erstellt</text:p>
          </table:table-cell>
          <table:table-cell table:number-columns-repeated="16368"/>
        </table:table-row>
        <table:table-row table:style-name="ro3">
          <table:table-cell office:value-type="date" office:date-value="2022-06-29T00:00:00" table:style-name="ce22">
            <text:p>29.06.22</text:p>
          </table:table-cell>
          <table:table-cell office:value-type="time" office:time-value="PT20H0M0S" table:style-name="ce9">
            <text:p>20:00</text:p>
          </table:table-cell>
          <table:table-cell office:value-type="time" office:time-value="PT23H0M0S" table:style-name="ce9">
            <text:p>23:00</text:p>
          </table:table-cell>
          <table:table-cell office:value-type="time" office:time-value="PT3H0M0S" table:formula="of:=[.C65]-[.B65]" table:style-name="ce10">
            <text:p>03:00</text:p>
          </table:table-cell>
          <table:table-cell office:value-type="string" table:style-name="ce19">
            <text:p>x</text:p>
          </table:table-cell>
          <table:table-cell table:number-columns-repeated="4" table:style-name="ce19"/>
          <table:table-cell office:value-type="time" office:time-value="PT3H0M0S" table:formula="of:=IF([.E65]=&quot;x&quot;;[.$D65];&quot; &quot;)" table:style-name="ce12">
            <text:p>03:00</text:p>
          </table:table-cell>
          <table:table-cell office:value-type="string" office:string-value=" " table:formula="of:=IF([.F65]=&quot;x&quot;;[.$D65];&quot; &quot;)" table:style-name="ce12">
            <text:p><text:s/></text:p>
          </table:table-cell>
          <table:table-cell office:value-type="string" office:string-value=" " table:formula="of:=IF([.G65]=&quot;x&quot;;[.$D65];&quot; &quot;)" table:style-name="ce12">
            <text:p><text:s/></text:p>
          </table:table-cell>
          <table:table-cell office:value-type="string" office:string-value=" " table:formula="of:=IF([.H65]=&quot;x&quot;;[.$D65];&quot; &quot;)" table:style-name="ce12">
            <text:p><text:s/></text:p>
          </table:table-cell>
          <table:table-cell office:value-type="string" office:string-value=" " table:formula="of:=IF([.I65]=&quot;x&quot;;[.$D65];&quot; &quot;)" table:style-name="ce12">
            <text:p><text:s/></text:p>
          </table:table-cell>
          <table:table-cell office:value-type="time" office:time-value="PT3H0M0S" table:formula="of:=COUNTIFS([.D65:.I65];&quot;x&quot;)*[.D65]" table:style-name="ce10">
            <text:p>03:00</text:p>
          </table:table-cell>
          <table:table-cell office:value-type="string" table:style-name="ce13">
            <text:p>Charaktere auswählbar gemacht, GameStats anzeigen</text:p>
          </table:table-cell>
          <table:table-cell table:number-columns-repeated="16368"/>
        </table:table-row>
        <table:table-row table:style-name="ro3">
          <table:table-cell office:value-type="date" office:date-value="2022-07-01T00:00:00" table:style-name="ce22">
            <text:p>01.07.22</text:p>
          </table:table-cell>
          <table:table-cell office:value-type="time" office:time-value="PT11H0M0S" table:style-name="ce9">
            <text:p>11:00</text:p>
          </table:table-cell>
          <table:table-cell office:value-type="time" office:time-value="PT14H0M0S" table:style-name="ce9">
            <text:p>14:00</text:p>
          </table:table-cell>
          <table:table-cell office:value-type="time" office:time-value="PT3H0M0S" table:formula="of:=[.C66]-[.B66]" table:style-name="ce10">
            <text:p>03:00</text:p>
          </table:table-cell>
          <table:table-cell office:value-type="string" table:style-name="ce19">
            <text:p>x</text:p>
          </table:table-cell>
          <table:table-cell table:number-columns-repeated="4" table:style-name="ce19"/>
          <table:table-cell office:value-type="time" office:time-value="PT3H0M0S" table:formula="of:=IF([.E66]=&quot;x&quot;;[.$D66];&quot; &quot;)" table:style-name="ce12">
            <text:p>03:00</text:p>
          </table:table-cell>
          <table:table-cell office:value-type="string" office:string-value=" " table:formula="of:=IF([.F66]=&quot;x&quot;;[.$D66];&quot; &quot;)" table:style-name="ce12">
            <text:p><text:s/></text:p>
          </table:table-cell>
          <table:table-cell office:value-type="string" office:string-value=" " table:formula="of:=IF([.G66]=&quot;x&quot;;[.$D66];&quot; &quot;)" table:style-name="ce12">
            <text:p><text:s/></text:p>
          </table:table-cell>
          <table:table-cell office:value-type="string" office:string-value=" " table:formula="of:=IF([.H66]=&quot;x&quot;;[.$D66];&quot; &quot;)" table:style-name="ce12">
            <text:p><text:s/></text:p>
          </table:table-cell>
          <table:table-cell office:value-type="string" office:string-value=" " table:formula="of:=IF([.I66]=&quot;x&quot;;[.$D66];&quot; &quot;)" table:style-name="ce12">
            <text:p><text:s/></text:p>
          </table:table-cell>
          <table:table-cell office:value-type="time" office:time-value="PT3H0M0S" table:formula="of:=COUNTIFS([.D66:.I66];&quot;x&quot;)*[.D66]" table:style-name="ce10">
            <text:p>03:00</text:p>
          </table:table-cell>
          <table:table-cell office:value-type="string" table:style-name="ce13">
            <text:p>Bugs und kleine Veränderungen am UI</text:p>
          </table:table-cell>
          <table:table-cell table:number-columns-repeated="16368"/>
        </table:table-row>
        <table:table-row table:style-name="ro3">
          <table:table-cell office:value-type="date" office:date-value="2022-07-02T00:00:00" table:style-name="ce22">
            <text:p>02.07.22</text:p>
          </table:table-cell>
          <table:table-cell office:value-type="time" office:time-value="PT10H0M0S" table:style-name="ce9">
            <text:p>10:00</text:p>
          </table:table-cell>
          <table:table-cell office:value-type="time" office:time-value="PT14H0M0S" table:style-name="ce9">
            <text:p>14:00</text:p>
          </table:table-cell>
          <table:table-cell office:value-type="time" office:time-value="PT4H0M0S" table:formula="of:=[.C67]-[.B67]" table:style-name="ce10">
            <text:p>04:00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number-columns-repeated="2" table:style-name="ce19"/>
          <table:table-cell office:value-type="time" office:time-value="PT4H0M0S" table:formula="of:=IF([.E67]=&quot;x&quot;;[.$D67];&quot; &quot;)" table:style-name="ce12">
            <text:p>04:00</text:p>
          </table:table-cell>
          <table:table-cell office:value-type="time" office:time-value="PT4H0M0S" table:formula="of:=IF([.F67]=&quot;x&quot;;[.$D67];&quot; &quot;)" table:style-name="ce12">
            <text:p>04:00</text:p>
          </table:table-cell>
          <table:table-cell office:value-type="time" office:time-value="PT4H0M0S" table:formula="of:=IF([.G67]=&quot;x&quot;;[.$D67];&quot; &quot;)" table:style-name="ce12">
            <text:p>04:00</text:p>
          </table:table-cell>
          <table:table-cell office:value-type="string" office:string-value=" " table:formula="of:=IF([.H67]=&quot;x&quot;;[.$D67];&quot; &quot;)" table:style-name="ce12">
            <text:p><text:s/></text:p>
          </table:table-cell>
          <table:table-cell office:value-type="string" office:string-value=" " table:formula="of:=IF([.I67]=&quot;x&quot;;[.$D67];&quot; &quot;)" table:style-name="ce12">
            <text:p><text:s/></text:p>
          </table:table-cell>
          <table:table-cell office:value-type="time" office:time-value="PT12H0M0S" table:formula="of:=COUNTIFS([.D67:.I67];&quot;x&quot;)*[.D67]" table:style-name="ce10">
            <text:p>12:00</text:p>
          </table:table-cell>
          <table:table-cell office:value-type="string" table:style-name="ce13">
            <text:p>Client Bugs gefixt, KI</text:p>
          </table:table-cell>
          <table:table-cell table:number-columns-repeated="16368"/>
        </table:table-row>
        <table:table-row table:style-name="ro3">
          <table:table-cell office:value-type="date" office:date-value="2022-07-04T00:00:00" table:style-name="ce22">
            <text:p>04.07.22</text:p>
          </table:table-cell>
          <table:table-cell office:value-type="time" office:time-value="PT10H0M0S" table:style-name="ce9">
            <text:p>10:00</text:p>
          </table:table-cell>
          <table:table-cell office:value-type="time" office:time-value="PT16H0M0S" table:style-name="ce9">
            <text:p>16:00</text:p>
          </table:table-cell>
          <table:table-cell office:value-type="time" office:time-value="PT6H0M0S" table:formula="of:=[.C68]-[.B68]" table:style-name="ce10">
            <text:p>06:00</text:p>
          </table:table-cell>
          <table:table-cell office:value-type="string" table:style-name="ce19">
            <text:p>x</text:p>
          </table:table-cell>
          <table:table-cell table:number-columns-repeated="3" table:style-name="ce19"/>
          <table:table-cell office:value-type="string" table:style-name="ce19">
            <text:p>x</text:p>
          </table:table-cell>
          <table:table-cell office:value-type="time" office:time-value="PT6H0M0S" table:formula="of:=IF([.E68]=&quot;x&quot;;[.$D68];&quot; &quot;)" table:style-name="ce12">
            <text:p>06:00</text:p>
          </table:table-cell>
          <table:table-cell office:value-type="string" office:string-value=" " table:formula="of:=IF([.F68]=&quot;x&quot;;[.$D68];&quot; &quot;)" table:style-name="ce12">
            <text:p><text:s/></text:p>
          </table:table-cell>
          <table:table-cell office:value-type="string" office:string-value=" " table:formula="of:=IF([.G68]=&quot;x&quot;;[.$D68];&quot; &quot;)" table:style-name="ce12">
            <text:p><text:s/></text:p>
          </table:table-cell>
          <table:table-cell office:value-type="string" office:string-value=" " table:formula="of:=IF([.H68]=&quot;x&quot;;[.$D68];&quot; &quot;)" table:style-name="ce12">
            <text:p><text:s/></text:p>
          </table:table-cell>
          <table:table-cell office:value-type="time" office:time-value="PT6H0M0S" table:formula="of:=IF([.I68]=&quot;x&quot;;[.$D68];&quot; &quot;)" table:style-name="ce12">
            <text:p>06:00</text:p>
          </table:table-cell>
          <table:table-cell office:value-type="time" office:time-value="PT12H0M0S" table:formula="of:=COUNTIFS([.D68:.I68];&quot;x&quot;)*[.D68]" table:style-name="ce10">
            <text:p>12:00</text:p>
          </table:table-cell>
          <table:table-cell office:value-type="string" table:style-name="ce13">
            <text:p>Client Bugs gefixt, pause Screen</text:p>
          </table:table-cell>
          <table:table-cell table:number-columns-repeated="16368"/>
        </table:table-row>
        <table:table-row table:style-name="ro3">
          <table:table-cell office:value-type="date" office:date-value="2022-07-04T00:00:00" table:style-name="ce39">
            <text:p>04.07.22</text:p>
          </table:table-cell>
          <table:table-cell office:value-type="time" office:time-value="PT16H0M0S" table:style-name="ce40">
            <text:p>16:00</text:p>
          </table:table-cell>
          <table:table-cell office:value-type="time" office:time-value="PT23H59M0S" table:style-name="ce40">
            <text:p>23:59</text:p>
          </table:table-cell>
          <table:table-cell office:value-type="time" office:time-value="PT7H59M0S" table:formula="of:=[.C69]-[.B69]" table:style-name="ce10">
            <text:p>07:59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time" office:time-value="PT7H59M0S" table:formula="of:=IF([.E69]=&quot;x&quot;;[.$D69];&quot; &quot;)" table:style-name="ce12">
            <text:p>07:59</text:p>
          </table:table-cell>
          <table:table-cell office:value-type="time" office:time-value="PT7H59M0S" table:formula="of:=IF([.F69]=&quot;x&quot;;[.$D69];&quot; &quot;)" table:style-name="ce12">
            <text:p>07:59</text:p>
          </table:table-cell>
          <table:table-cell office:value-type="time" office:time-value="PT7H59M0S" table:formula="of:=IF([.G69]=&quot;x&quot;;[.$D69];&quot; &quot;)" table:style-name="ce12">
            <text:p>07:59</text:p>
          </table:table-cell>
          <table:table-cell office:value-type="time" office:time-value="PT7H59M0S" table:formula="of:=IF([.H69]=&quot;x&quot;;[.$D69];&quot; &quot;)" table:style-name="ce12">
            <text:p>07:59</text:p>
          </table:table-cell>
          <table:table-cell office:value-type="time" office:time-value="PT7H59M0S" table:formula="of:=IF([.I69]=&quot;x&quot;;[.$D69];&quot; &quot;)" table:style-name="ce12">
            <text:p>07:59</text:p>
          </table:table-cell>
          <table:table-cell office:value-type="time" office:time-value="PT39H55M0S" table:formula="of:=COUNTIFS([.D69:.I69];&quot;x&quot;)*[.D69]" table:style-name="ce10">
            <text:p>15:55</text:p>
          </table:table-cell>
          <table:table-cell office:value-type="string" table:style-name="ce13">
            <text:p>Fertigstellung</text:p>
          </table:table-cell>
          <table:table-cell table:number-columns-repeated="16368"/>
        </table:table-row>
        <table:table-row table:style-name="ro3">
          <table:table-cell office:value-type="date" office:date-value="2022-07-05T00:00:00" table:style-name="ce39">
            <text:p>05.07.22</text:p>
          </table:table-cell>
          <table:table-cell office:value-type="time" office:time-value="PT0H1M0S" table:style-name="ce40">
            <text:p>00:01</text:p>
          </table:table-cell>
          <table:table-cell office:value-type="time" office:time-value="PT3H0M0S" table:style-name="ce40">
            <text:p>03:00</text:p>
          </table:table-cell>
          <table:table-cell office:value-type="time" office:time-value="PT2H59M0S" table:formula="of:=[.C70]-[.B70]" table:style-name="ce10">
            <text:p>02:59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time" office:time-value="PT2H59M0S" table:formula="of:=IF([.E70]=&quot;x&quot;;[.$D70];&quot; &quot;)" table:style-name="ce12">
            <text:p>02:59</text:p>
          </table:table-cell>
          <table:table-cell office:value-type="time" office:time-value="PT2H59M0S" table:formula="of:=IF([.F70]=&quot;x&quot;;[.$D70];&quot; &quot;)" table:style-name="ce12">
            <text:p>02:59</text:p>
          </table:table-cell>
          <table:table-cell office:value-type="time" office:time-value="PT2H59M0S" table:formula="of:=IF([.G70]=&quot;x&quot;;[.$D70];&quot; &quot;)" table:style-name="ce12">
            <text:p>02:59</text:p>
          </table:table-cell>
          <table:table-cell office:value-type="time" office:time-value="PT2H59M0S" table:formula="of:=IF([.H70]=&quot;x&quot;;[.$D70];&quot; &quot;)" table:style-name="ce12">
            <text:p>02:59</text:p>
          </table:table-cell>
          <table:table-cell office:value-type="time" office:time-value="PT2H59M0S" table:formula="of:=IF([.I70]=&quot;x&quot;;[.$D70];&quot; &quot;)" table:style-name="ce12">
            <text:p>02:59</text:p>
          </table:table-cell>
          <table:table-cell office:value-type="time" office:time-value="PT14H55M0S" table:formula="of:=COUNTIFS([.D70:.I70];&quot;x&quot;)*[.D70]" table:style-name="ce10">
            <text:p>14:55</text:p>
          </table:table-cell>
          <table:table-cell office:value-type="string" table:style-name="ce13">
            <text:p>Fertigstellung</text:p>
          </table:table-cell>
          <table:table-cell table:number-columns-repeated="16368"/>
        </table:table-row>
        <table:table-row table:style-name="ro3">
          <table:table-cell table:style-name="ce23"/>
          <table:table-cell table:number-columns-repeated="2" table:style-name="ce24"/>
          <table:table-cell office:value-type="time" office:time-value="PT0H0M0S" table:formula="of:=[.C71]-[.B71]" table:style-name="ce10">
            <text:p>00:00</text:p>
          </table:table-cell>
          <table:table-cell table:number-columns-repeated="5" table:style-name="ce19"/>
          <table:table-cell office:value-type="string" office:string-value=" " table:formula="of:=IF([.E71]=&quot;x&quot;;[.$D71];&quot; &quot;)" table:style-name="ce12">
            <text:p><text:s/></text:p>
          </table:table-cell>
          <table:table-cell office:value-type="string" office:string-value=" " table:formula="of:=IF([.F71]=&quot;x&quot;;[.$D71];&quot; &quot;)" table:style-name="ce12">
            <text:p><text:s/></text:p>
          </table:table-cell>
          <table:table-cell office:value-type="string" office:string-value=" " table:formula="of:=IF([.G71]=&quot;x&quot;;[.$D71];&quot; &quot;)" table:style-name="ce12">
            <text:p><text:s/></text:p>
          </table:table-cell>
          <table:table-cell office:value-type="string" office:string-value=" " table:formula="of:=IF([.H71]=&quot;x&quot;;[.$D71];&quot; &quot;)" table:style-name="ce12">
            <text:p><text:s/></text:p>
          </table:table-cell>
          <table:table-cell office:value-type="string" office:string-value=" " table:formula="of:=IF([.I71]=&quot;x&quot;;[.$D71];&quot; &quot;)" table:style-name="ce12">
            <text:p><text:s/></text:p>
          </table:table-cell>
          <table:table-cell office:value-type="time" office:time-value="PT0H0M0S" table:formula="of:=COUNTIFS([.D71:.I71];&quot;x&quot;)*[.D71]" table:style-name="ce10">
            <text:p>00:00</text:p>
          </table:table-cell>
          <table:table-cell table:style-name="ce13"/>
          <table:table-cell table:number-columns-repeated="16368"/>
        </table:table-row>
        <table:table-row table:style-name="ro3">
          <table:table-cell table:style-name="ce23"/>
          <table:table-cell table:number-columns-repeated="2" table:style-name="ce24"/>
          <table:table-cell office:value-type="time" office:time-value="PT0H0M0S" table:formula="of:=[.C72]-[.B72]" table:style-name="ce10">
            <text:p>00:00</text:p>
          </table:table-cell>
          <table:table-cell table:number-columns-repeated="5" table:style-name="ce19"/>
          <table:table-cell office:value-type="string" office:string-value=" " table:formula="of:=IF([.E72]=&quot;x&quot;;[.$D72];&quot; &quot;)" table:style-name="ce12">
            <text:p><text:s/></text:p>
          </table:table-cell>
          <table:table-cell office:value-type="string" office:string-value=" " table:formula="of:=IF([.F72]=&quot;x&quot;;[.$D72];&quot; &quot;)" table:style-name="ce12">
            <text:p><text:s/></text:p>
          </table:table-cell>
          <table:table-cell office:value-type="string" office:string-value=" " table:formula="of:=IF([.G72]=&quot;x&quot;;[.$D72];&quot; &quot;)" table:style-name="ce12">
            <text:p><text:s/></text:p>
          </table:table-cell>
          <table:table-cell office:value-type="string" office:string-value=" " table:formula="of:=IF([.H72]=&quot;x&quot;;[.$D72];&quot; &quot;)" table:style-name="ce12">
            <text:p><text:s/></text:p>
          </table:table-cell>
          <table:table-cell office:value-type="string" office:string-value=" " table:formula="of:=IF([.I72]=&quot;x&quot;;[.$D72];&quot; &quot;)" table:style-name="ce12">
            <text:p><text:s/></text:p>
          </table:table-cell>
          <table:table-cell office:value-type="time" office:time-value="PT0H0M0S" table:formula="of:=COUNTIFS([.D72:.I72];&quot;x&quot;)*[.D72]" table:style-name="ce10">
            <text:p>00:00</text:p>
          </table:table-cell>
          <table:table-cell table:style-name="ce13"/>
          <table:table-cell table:number-columns-repeated="16368"/>
        </table:table-row>
        <table:table-row table:style-name="ro3">
          <table:table-cell table:style-name="ce25"/>
          <table:table-cell table:number-columns-repeated="2" table:style-name="ce26"/>
          <table:table-cell office:value-type="time" office:time-value="PT0H0M0S" table:formula="of:=[.C73]-[.B73]" table:style-name="ce27">
            <text:p>00:00</text:p>
          </table:table-cell>
          <table:table-cell table:number-columns-repeated="5" table:style-name="ce28"/>
          <table:table-cell office:value-type="string" office:string-value=" " table:formula="of:=IF([.E73]=&quot;x&quot;;[.$D73];&quot; &quot;)" table:style-name="ce29">
            <text:p><text:s/></text:p>
          </table:table-cell>
          <table:table-cell office:value-type="string" office:string-value=" " table:formula="of:=IF([.F73]=&quot;x&quot;;[.$D73];&quot; &quot;)" table:style-name="ce29">
            <text:p><text:s/></text:p>
          </table:table-cell>
          <table:table-cell office:value-type="string" office:string-value=" " table:formula="of:=IF([.G73]=&quot;x&quot;;[.$D73];&quot; &quot;)" table:style-name="ce29">
            <text:p><text:s/></text:p>
          </table:table-cell>
          <table:table-cell office:value-type="string" office:string-value=" " table:formula="of:=IF([.H73]=&quot;x&quot;;[.$D73];&quot; &quot;)" table:style-name="ce29">
            <text:p><text:s/></text:p>
          </table:table-cell>
          <table:table-cell office:value-type="string" office:string-value=" " table:formula="of:=IF([.I73]=&quot;x&quot;;[.$D73];&quot; &quot;)" table:style-name="ce29">
            <text:p><text:s/></text:p>
          </table:table-cell>
          <table:table-cell office:value-type="time" office:time-value="PT0H0M0S" table:formula="of:=COUNTIFS([.D73:.I73];&quot;x&quot;)*[.D73]" table:style-name="ce27">
            <text:p>00:00</text:p>
          </table:table-cell>
          <table:table-cell table:style-name="ce30"/>
          <table:table-cell table:number-columns-repeated="16368"/>
        </table:table-row>
        <table:table-row table:style-name="ro3">
          <table:table-cell table:style-name="ce31"/>
          <table:table-cell table:number-columns-repeated="8" table:style-name="ce32"/>
          <table:table-cell office:value-type="string" office:string-value=" " table:formula="of:=IF([.E74]=&quot;x&quot;;[.$D74];&quot; &quot;)" table:style-name="ce33">
            <text:p><text:s/></text:p>
          </table:table-cell>
          <table:table-cell table:number-columns-repeated="5" table:style-name="ce32"/>
          <table:table-cell table:style-name="ce34"/>
          <table:table-cell table:number-columns-repeated="16368"/>
        </table:table-row>
        <table:table-row table:style-name="ro3">
          <table:table-cell table:style-name="ce7"/>
          <table:table-cell table:number-columns-repeated="14" table:style-name="ce3"/>
          <table:table-cell table:style-name="ce13"/>
          <table:table-cell table:number-columns-repeated="16368"/>
        </table:table-row>
        <table:table-row table:style-name="ro2">
          <table:table-cell office:value-type="string" table:style-name="ce5">
            <text:p>Gesamt:</text:p>
          </table:table-cell>
          <table:table-cell table:number-columns-repeated="2" table:style-name="ce6"/>
          <table:table-cell table:number-columns-repeated="2" table:style-name="ce35"/>
          <table:table-cell table:number-columns-repeated="4" table:style-name="ce36"/>
          <table:table-cell office:value-type="time" office:time-value="PT87H13M0S" table:formula="of:=SUM([.J5:.J73])" table:style-name="ce37">
            <text:p>87:13:00</text:p>
          </table:table-cell>
          <table:table-cell office:value-type="time" office:time-value="PT87H58M0S" table:formula="of:=SUM([.K5:.K73])" table:style-name="ce37">
            <text:p>87:58:00</text:p>
          </table:table-cell>
          <table:table-cell office:value-type="time" office:time-value="PT81H43M0S" table:formula="of:=SUM([.L5:.L73])" table:style-name="ce37">
            <text:p>81:43:00</text:p>
          </table:table-cell>
          <table:table-cell office:value-type="time" office:time-value="PT76H28M0S" table:formula="of:=SUM([.M5:.M73])" table:style-name="ce37">
            <text:p>76:28:00</text:p>
          </table:table-cell>
          <table:table-cell office:value-type="time" office:time-value="PT69H13M0S" table:formula="of:=SUM([.N5:.N73])" table:style-name="ce37">
            <text:p>69:13:00</text:p>
          </table:table-cell>
          <table:table-cell office:value-type="time" office:time-value="PT404H10M0S" table:formula="of:=SUM([.O5:.O73])" table:style-name="ce38">
            <text:p>404:10:00</text:p>
          </table:table-cell>
          <table:table-cell table:style-name="ce13"/>
          <table:table-cell table:number-columns-repeated="16368"/>
        </table:table-row>
        <table:table-row table:style-name="ro3">
          <table:table-cell table:style-name="ce7"/>
          <table:table-cell table:number-columns-repeated="10" table:style-name="ce3"/>
          <table:table-cell table:style-name="ce10"/>
          <table:table-cell table:number-columns-repeated="1009" table:style-name="ce3"/>
          <table:table-cell table:number-columns-repeated="15363"/>
        </table:table-row>
        <table:table-row table:style-name="ro3">
          <table:table-cell table:number-columns-repeated="16384"/>
        </table:table-row>
        <table:table-row table:style-name="ro3">
          <table:table-cell table:style-name="ce7"/>
          <table:table-cell table:number-columns-repeated="4" table:style-name="ce3"/>
          <table:table-cell table:number-columns-repeated="9" table:style-name="ce10"/>
          <table:table-cell table:number-columns-repeated="1007" table:style-name="ce3"/>
          <table:table-cell table:number-columns-repeated="15363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7">
            <text:p>HOW TO:</text:p>
          </table:table-cell>
          <table:table-cell table:number-columns-repeated="16383"/>
        </table:table-row>
        <table:table-row table:style-name="ro3">
          <table:table-cell office:value-type="string" table:style-name="ce7">
            <text:p>blau: Zeiten eintragen</text:p>
          </table:table-cell>
          <table:table-cell table:number-columns-repeated="16383"/>
        </table:table-row>
        <table:table-row table:style-name="ro3">
          <table:table-cell office:value-type="string" table:style-name="ce7">
            <text:p>lila: abhaken, wer vom Team dabei war</text:p>
          </table:table-cell>
          <table:table-cell table:number-columns-repeated="16383"/>
        </table:table-row>
        <table:table-row table:style-name="ro3">
          <table:table-cell office:value-type="string" table:style-name="ce7">
            <text:p>grün: Beschreibung, was gemacht wurde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7">
            <text:p>alles sonst wird automatisch berechnet</text:p>
          </table:table-cell>
          <table:table-cell table:number-columns-repeated="16383"/>
        </table:table-row>
        <table:table-row table:number-rows-repeated="1048489" table:style-name="ro3">
          <table:table-cell table:number-columns-repeated="16384"/>
        </table:table-row>
      </table:table>
      <table:database-ranges>
        <table:database-range table:target-range-address="Sheet1.A5:Sheet1.P64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/>
    </number:date-style>
    <number:time-style style:name="N25">
      <number:hours number:style="long"/>
      <number:text>:</number:text>
      <number:minutes number:style="long"/>
    </number:time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date-style style:name="N39">
      <number:day number:style="long"/>
      <number:text>.</number:text>
      <number:month number:style="long"/>
      <number:text>.</number:text>
      <number:year/>
    </number:date-style>
    <number:time-style style:name="N40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42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11</meta:generator>
    <dc:title/>
    <dc:description/>
    <dc:subject/>
    <meta:initial-creator>Leon Pavljasevic</meta:initial-creator>
    <dc:creator>Microsoft Office User</dc:creator>
    <meta:creation-date>2018-12-04T14:06:11Z</meta:creation-date>
    <dc:date>2022-07-05T10:46:16Z</dc:date>
    <meta:editing-cycles>12</meta:editing-cycles>
    <meta:editing-duration>PT341S</meta:editing-duration>
  </office:meta>
</office:document-meta>
</file>